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2.6583in"/>
    </style:style>
    <style:style style:name="co5" style:family="table-column">
      <style:table-column-properties fo:break-before="auto" style:column-width="1.575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tal Data" table:style-name="ta1">
        <table:shapes>
          <draw:frame draw:z-index="0" draw:style-name="gr1" draw:text-style-name="P1" svg:width="3.8402in" svg:height="3.2902in" svg:x="7.9146in" svg:y="3.5425in">
            <draw:object draw:notify-on-update-of-ranges="'Total Data'.A4:'Total Data'.A9 'Total Data'.A1:'Total Data'.A1 'Total Data'.D4:'Total Data'.D9 'Total Data'.A11:'Total Data'.A11 'Total Data'.D14:'Total Data'.D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3.8425in" svg:height="3.2937in" svg:x="0in" svg:y="3.5508in">
            <draw:object draw:notify-on-update-of-ranges="'Total Data'.A4:'Total Data'.A9 'Total Data'.A1:'Total Data'.A1 'Total Data'.B4:'Total Data'.B9 'Total Data'.A11:'Total Data'.A11 'Total Data'.B14:'Total Data'.B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3.8429in" svg:height="3.2882in" svg:x="3.9484in" svg:y="3.5563in">
            <draw:object draw:notify-on-update-of-ranges="'Total Data'.A4:'Total Data'.A9 'Total Data'.A1:'Total Data'.A1 'Total Data'.C4:'Total Data'.C9 'Total Data'.A11:'Total Data'.A11 'Total Data'.C14:'Total Data'.C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3.8402in" svg:height="3.2902in" svg:x="0in" svg:y="7.1398in">
            <draw:object draw:notify-on-update-of-ranges="'Total Data'.A4:'Total Data'.A9 'Total Data'.A1:'Total Data'.A1 'Total Data'.E4:'Total Data'.E9 'Total Data'.A11:'Total Data'.A11 'Total Data'.E14:'Total Data'.E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3.8402in" svg:height="3.2902in" svg:x="3.9878in" svg:y="7.1713in">
            <draw:object draw:notify-on-update-of-ranges="'Total Data'.A4:'Total Data'.A9 'Total Data'.A1:'Total Data'.A1 'Total Data'.C4:'Total Data'.C9 'Total Data'.A11:'Total Data'.A11 'Total Data'.F14:'Total Data'.F1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3.8402in" svg:height="3.2902in" svg:x="7.9516in" svg:y="7.1295in">
            <draw:object draw:notify-on-update-of-ranges="'Total Data'.A4:'Total Data'.A9 'Total Data'.A1:'Total Data'.A1 'Total Data'.G4:'Total Data'.G9 'Total Data'.A11:'Total Data'.A11 'Total Data'.G14:'Total Data'.G1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3.8402in" svg:height="3.2902in" svg:x="0in" svg:y="10.6331in">
            <draw:object draw:notify-on-update-of-ranges="'Total Data'.A4:'Total Data'.A9 'Total Data'.A1:'Total Data'.A1 'Total Data'.H4:'Total Data'.H9 'Total Data'.A11:'Total Data'.A11 'Total Data'.H14:'Total Data'.H1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3.8402in" svg:height="3.2902in" svg:x="3.9563in" svg:y="10.6854in">
            <draw:object draw:notify-on-update-of-ranges="'Total Data'.A4:'Total Data'.A9 'Total Data'.A1:'Total Data'.A1 'Total Data'.I4:'Total Data'.I9 'Total Data'.A11:'Total Data'.A11 'Total Data'.I14:'Total Data'.I1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3.8402in" svg:height="3.2902in" svg:x="7.9681in" svg:y="10.7398in">
            <draw:object draw:notify-on-update-of-ranges="'Total Data'.A4:'Total Data'.A9 'Total Data'.A1:'Total Data'.A1 'Total Data'.J4:'Total Data'.J9 'Total Data'.A11:'Total Data'.A11 'Total Data'.J14:'Total Data'.J1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Static</text:p>
          </table:table-cell>
          <table:covered-table-cell table:style-name="ce1"/>
          <table:covered-table-cell table:number-columns-repeated="2"/>
          <table:covered-table-cell table:style-name="ce1"/>
          <table:covered-table-cell table:number-columns-repeated="2"/>
          <table:covered-table-cell table:style-name="ce1"/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Region 1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ion 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ion 3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umber of Trucks</text:p>
          </table:table-cell>
          <table:table-cell office:value-type="string" calcext:value-type="string">
            <text:p>Total Garbage</text:p>
          </table:table-cell>
          <table:table-cell office:value-type="string" calcext:value-type="string">
            <text:p>Total Distance</text:p>
          </table:table-cell>
          <table:table-cell office:value-type="string" calcext:value-type="string">
            <text:p>Total Bins Percentage</text:p>
          </table:table-cell>
          <table:table-cell office:value-type="string" calcext:value-type="string">
            <text:p>Total Garbage</text:p>
          </table:table-cell>
          <table:table-cell office:value-type="string" calcext:value-type="string">
            <text:p>Total Distance</text:p>
          </table:table-cell>
          <table:table-cell office:value-type="string" calcext:value-type="string">
            <text:p>Total Bins Percentage</text:p>
          </table:table-cell>
          <table:table-cell office:value-type="string" calcext:value-type="string">
            <text:p>Total Garbage</text:p>
          </table:table-cell>
          <table:table-cell office:value-type="string" calcext:value-type="string">
            <text:p>Total Distance</text:p>
          </table:table-cell>
          <table:table-cell office:value-type="string" calcext:value-type="string">
            <text:p>Total Bins Percentag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9.814" calcext:value-type="float">
            <text:p>999.814</text:p>
          </table:table-cell>
          <table:table-cell office:value-type="float" office:value="58.2721" calcext:value-type="float">
            <text:p>58.2721</text:p>
          </table:table-cell>
          <table:table-cell office:value-type="float" office:value="15.7895" calcext:value-type="float">
            <text:p>15.7895</text:p>
          </table:table-cell>
          <table:table-cell office:value-type="float" office:value="999.707" calcext:value-type="float">
            <text:p>999.707</text:p>
          </table:table-cell>
          <table:table-cell office:value-type="float" office:value="90.4919" calcext:value-type="float">
            <text:p>90.4919</text:p>
          </table:table-cell>
          <table:table-cell office:value-type="float" office:value="9.9099" calcext:value-type="float">
            <text:p>9.9099</text:p>
          </table:table-cell>
          <table:table-cell office:value-type="float" office:value="999.333" calcext:value-type="float">
            <text:p>999.333</text:p>
          </table:table-cell>
          <table:table-cell office:value-type="float" office:value="107.935" calcext:value-type="float">
            <text:p>107.935</text:p>
          </table:table-cell>
          <table:table-cell office:value-type="float" office:value="13.8298" calcext:value-type="float">
            <text:p>13.829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99.594" calcext:value-type="float">
            <text:p>1999.594</text:p>
          </table:table-cell>
          <table:table-cell office:value-type="float" office:value="136.1242" calcext:value-type="float">
            <text:p>136.1242</text:p>
          </table:table-cell>
          <table:table-cell office:value-type="float" office:value="31.579" calcext:value-type="float">
            <text:p>31.579</text:p>
          </table:table-cell>
          <table:table-cell office:value-type="float" office:value="1999.157" calcext:value-type="float">
            <text:p>1999.157</text:p>
          </table:table-cell>
          <table:table-cell office:value-type="float" office:value="158.0446" calcext:value-type="float">
            <text:p>158.0446</text:p>
          </table:table-cell>
          <table:table-cell office:value-type="float" office:value="20.7207" calcext:value-type="float">
            <text:p>20.7207</text:p>
          </table:table-cell>
          <table:table-cell office:value-type="float" office:value="1998.096" calcext:value-type="float">
            <text:p>1998.096</text:p>
          </table:table-cell>
          <table:table-cell office:value-type="float" office:value="179.9812" calcext:value-type="float">
            <text:p>179.9812</text:p>
          </table:table-cell>
          <table:table-cell office:value-type="float" office:value="26.5958" calcext:value-type="float">
            <text:p>26.595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99.507" calcext:value-type="float">
            <text:p>2999.507</text:p>
          </table:table-cell>
          <table:table-cell office:value-type="float" office:value="250.8882" calcext:value-type="float">
            <text:p>250.8882</text:p>
          </table:table-cell>
          <table:table-cell office:value-type="float" office:value="48.4211" calcext:value-type="float">
            <text:p>48.4211</text:p>
          </table:table-cell>
          <table:table-cell office:value-type="float" office:value="2999.147" calcext:value-type="float">
            <text:p>2999.147</text:p>
          </table:table-cell>
          <table:table-cell office:value-type="float" office:value="234.4769" calcext:value-type="float">
            <text:p>234.4769</text:p>
          </table:table-cell>
          <table:table-cell office:value-type="float" office:value="33.3333" calcext:value-type="float">
            <text:p>33.3333</text:p>
          </table:table-cell>
          <table:table-cell office:value-type="float" office:value="2998.005" calcext:value-type="float">
            <text:p>2998.005</text:p>
          </table:table-cell>
          <table:table-cell office:value-type="float" office:value="283.2705" calcext:value-type="float">
            <text:p>283.2705</text:p>
          </table:table-cell>
          <table:table-cell office:value-type="float" office:value="43.617" calcext:value-type="float">
            <text:p>43.61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97.812" calcext:value-type="float">
            <text:p>3997.812</text:p>
          </table:table-cell>
          <table:table-cell office:value-type="float" office:value="344.5587" calcext:value-type="float">
            <text:p>344.5587</text:p>
          </table:table-cell>
          <table:table-cell office:value-type="float" office:value="70.5263" calcext:value-type="float">
            <text:p>70.5263</text:p>
          </table:table-cell>
          <table:table-cell office:value-type="float" office:value="3998.388" calcext:value-type="float">
            <text:p>3998.388</text:p>
          </table:table-cell>
          <table:table-cell office:value-type="float" office:value="352.9025" calcext:value-type="float">
            <text:p>352.9025</text:p>
          </table:table-cell>
          <table:table-cell office:value-type="float" office:value="51.3514" calcext:value-type="float">
            <text:p>51.3514</text:p>
          </table:table-cell>
          <table:table-cell office:value-type="float" office:value="3996.424" calcext:value-type="float">
            <text:p>3996.424</text:p>
          </table:table-cell>
          <table:table-cell office:value-type="float" office:value="379.4674" calcext:value-type="float">
            <text:p>379.4674</text:p>
          </table:table-cell>
          <table:table-cell office:value-type="float" office:value="69.1489" calcext:value-type="float">
            <text:p>69.148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44.068" calcext:value-type="float">
            <text:p>4544.068</text:p>
          </table:table-cell>
          <table:table-cell office:value-type="float" office:value="471.6072" calcext:value-type="float">
            <text:p>471.6072</text:p>
          </table:table-cell>
          <table:table-cell office:value-type="float" office:value="100" calcext:value-type="float">
            <text:p>100</text:p>
          </table:table-cell>
          <table:table-cell office:value-type="float" office:value="4997.709" calcext:value-type="float">
            <text:p>4997.709</text:p>
          </table:table-cell>
          <table:table-cell office:value-type="float" office:value="552.7181" calcext:value-type="float">
            <text:p>552.7181</text:p>
          </table:table-cell>
          <table:table-cell office:value-type="float" office:value="82.8829" calcext:value-type="float">
            <text:p>82.8829</text:p>
          </table:table-cell>
          <table:table-cell office:value-type="float" office:value="4466.972" calcext:value-type="float">
            <text:p>4466.972</text:p>
          </table:table-cell>
          <table:table-cell office:value-type="float" office:value="539.0417" calcext:value-type="float">
            <text:p>539.041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44.068" calcext:value-type="float">
            <text:p>4544.068</text:p>
          </table:table-cell>
          <table:table-cell office:value-type="float" office:value="471.6072" calcext:value-type="float">
            <text:p>471.6072</text:p>
          </table:table-cell>
          <table:table-cell office:value-type="float" office:value="100" calcext:value-type="float">
            <text:p>100</text:p>
          </table:table-cell>
          <table:table-cell office:value-type="float" office:value="5142.716" calcext:value-type="float">
            <text:p>5142.716</text:p>
          </table:table-cell>
          <table:table-cell office:value-type="float" office:value="624.2866" calcext:value-type="float">
            <text:p>624.2866</text:p>
          </table:table-cell>
          <table:table-cell office:value-type="float" office:value="100" calcext:value-type="float">
            <text:p>100</text:p>
          </table:table-cell>
          <table:table-cell office:value-type="float" office:value="4466.972" calcext:value-type="float">
            <text:p>4466.972</text:p>
          </table:table-cell>
          <table:table-cell office:value-type="float" office:value="539.0417" calcext:value-type="float">
            <text:p>539.041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10" table:number-rows-spanned="1">
            <text:p>Dynamic</text:p>
          </table:table-cell>
          <table:covered-table-cell table:style-name="ce1"/>
          <table:covered-table-cell table:number-columns-repeated="2"/>
          <table:covered-table-cell table:style-name="ce1"/>
          <table:covered-table-cell table:number-columns-repeated="2"/>
          <table:covered-table-cell table:style-name="ce1"/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Region 1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ion 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ion 3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umber of Trucks</text:p>
          </table:table-cell>
          <table:table-cell office:value-type="string" calcext:value-type="string">
            <text:p>Total Garbage</text:p>
          </table:table-cell>
          <table:table-cell office:value-type="string" calcext:value-type="string">
            <text:p>Total Distance</text:p>
          </table:table-cell>
          <table:table-cell office:value-type="string" calcext:value-type="string">
            <text:p>Total Bins Percentage</text:p>
          </table:table-cell>
          <table:table-cell office:value-type="string" calcext:value-type="string">
            <text:p>Total Garbage</text:p>
          </table:table-cell>
          <table:table-cell office:value-type="string" calcext:value-type="string">
            <text:p>Total Distance</text:p>
          </table:table-cell>
          <table:table-cell office:value-type="string" calcext:value-type="string">
            <text:p>Total Bins Percentage</text:p>
          </table:table-cell>
          <table:table-cell office:value-type="string" calcext:value-type="string">
            <text:p>Total Garbage</text:p>
          </table:table-cell>
          <table:table-cell office:value-type="string" calcext:value-type="string">
            <text:p>Total Distance</text:p>
          </table:table-cell>
          <table:table-cell office:value-type="string" calcext:value-type="string">
            <text:p>Total Bins Percen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Truck</text:p>
          </table:table-cell>
          <table:table-cell office:value-type="float" office:value="999.89" calcext:value-type="float">
            <text:p>999.89</text:p>
          </table:table-cell>
          <table:table-cell office:value-type="float" office:value="39.79" calcext:value-type="float">
            <text:p>39.79</text:p>
          </table:table-cell>
          <table:table-cell office:value-type="float" office:value="15.7895" calcext:value-type="float">
            <text:p>15.7895</text:p>
          </table:table-cell>
          <table:table-cell office:value-type="float" office:value="997.36" calcext:value-type="float">
            <text:p>997.36</text:p>
          </table:table-cell>
          <table:table-cell office:value-type="float" office:value="63.11" calcext:value-type="float">
            <text:p>63.11</text:p>
          </table:table-cell>
          <table:table-cell office:value-type="float" office:value="13.5135" calcext:value-type="float">
            <text:p>13.5135</text:p>
          </table:table-cell>
          <table:table-cell office:value-type="float" office:value="999.94" calcext:value-type="float">
            <text:p>999.94</text:p>
          </table:table-cell>
          <table:table-cell office:value-type="float" office:value="59.22" calcext:value-type="float">
            <text:p>59.22</text:p>
          </table:table-cell>
          <table:table-cell office:value-type="float" office:value="14.8936" calcext:value-type="float">
            <text:p>14.8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Truck</text:p>
          </table:table-cell>
          <table:table-cell office:value-type="float" office:value="1992.68" calcext:value-type="float">
            <text:p>1992.68</text:p>
          </table:table-cell>
          <table:table-cell office:value-type="float" office:value="99.58" calcext:value-type="float">
            <text:p>99.58</text:p>
          </table:table-cell>
          <table:table-cell office:value-type="float" office:value="32.6316" calcext:value-type="float">
            <text:p>32.6316</text:p>
          </table:table-cell>
          <table:table-cell office:value-type="float" office:value="1994.29" calcext:value-type="float">
            <text:p>1994.29</text:p>
          </table:table-cell>
          <table:table-cell office:value-type="float" office:value="129.37" calcext:value-type="float">
            <text:p>129.37</text:p>
          </table:table-cell>
          <table:table-cell office:value-type="float" office:value="27.027" calcext:value-type="float">
            <text:p>27.027</text:p>
          </table:table-cell>
          <table:table-cell office:value-type="float" office:value="1984.23" calcext:value-type="float">
            <text:p>1984.23</text:p>
          </table:table-cell>
          <table:table-cell office:value-type="float" office:value="119.51" calcext:value-type="float">
            <text:p>119.51</text:p>
          </table:table-cell>
          <table:table-cell office:value-type="float" office:value="35.1064" calcext:value-type="float">
            <text:p>35.1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Truck</text:p>
          </table:table-cell>
          <table:table-cell office:value-type="float" office:value="2989.61" calcext:value-type="float">
            <text:p>2989.61</text:p>
          </table:table-cell>
          <table:table-cell office:value-type="float" office:value="142.05" calcext:value-type="float">
            <text:p>142.05</text:p>
          </table:table-cell>
          <table:table-cell office:value-type="float" office:value="48.4211" calcext:value-type="float">
            <text:p>48.4211</text:p>
          </table:table-cell>
          <table:table-cell office:value-type="float" office:value="2997.77" calcext:value-type="float">
            <text:p>2997.77</text:p>
          </table:table-cell>
          <table:table-cell office:value-type="float" office:value="195.04" calcext:value-type="float">
            <text:p>195.04</text:p>
          </table:table-cell>
          <table:table-cell office:value-type="float" office:value="45.045" calcext:value-type="float">
            <text:p>45.045</text:p>
          </table:table-cell>
          <table:table-cell office:value-type="float" office:value="2979.87" calcext:value-type="float">
            <text:p>2979.87</text:p>
          </table:table-cell>
          <table:table-cell office:value-type="float" office:value="180.71" calcext:value-type="float">
            <text:p>180.71</text:p>
          </table:table-cell>
          <table:table-cell office:value-type="float" office:value="44.6809" calcext:value-type="float">
            <text:p>44.6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 Truck</text:p>
          </table:table-cell>
          <table:table-cell office:value-type="float" office:value="3989.43" calcext:value-type="float">
            <text:p>3989.43</text:p>
          </table:table-cell>
          <table:table-cell office:value-type="float" office:value="208.59" calcext:value-type="float">
            <text:p>208.59</text:p>
          </table:table-cell>
          <table:table-cell office:value-type="float" office:value="67.3684" calcext:value-type="float">
            <text:p>67.3684</text:p>
          </table:table-cell>
          <table:table-cell office:value-type="float" office:value="3986.17" calcext:value-type="float">
            <text:p>3986.17</text:p>
          </table:table-cell>
          <table:table-cell office:value-type="float" office:value="279.63" calcext:value-type="float">
            <text:p>279.63</text:p>
          </table:table-cell>
          <table:table-cell office:value-type="float" office:value="57.6577" calcext:value-type="float">
            <text:p>57.6577</text:p>
          </table:table-cell>
          <table:table-cell office:value-type="float" office:value="3977.46" calcext:value-type="float">
            <text:p>3977.46</text:p>
          </table:table-cell>
          <table:table-cell office:value-type="float" office:value="241.8" calcext:value-type="float">
            <text:p>241.8</text:p>
          </table:table-cell>
          <table:table-cell office:value-type="float" office:value="68.0851" calcext:value-type="float">
            <text:p>68.08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 Truck</text:p>
          </table:table-cell>
          <table:table-cell office:value-type="float" office:value="4961.06" calcext:value-type="float">
            <text:p>4961.06</text:p>
          </table:table-cell>
          <table:table-cell office:value-type="float" office:value="321.16" calcext:value-type="float">
            <text:p>321.16</text:p>
          </table:table-cell>
          <table:table-cell office:value-type="float" office:value="92.6316" calcext:value-type="float">
            <text:p>92.6316</text:p>
          </table:table-cell>
          <table:table-cell office:value-type="float" office:value="4966.69" calcext:value-type="float">
            <text:p>4966.69</text:p>
          </table:table-cell>
          <table:table-cell office:value-type="float" office:value="345.68" calcext:value-type="float">
            <text:p>345.68</text:p>
          </table:table-cell>
          <table:table-cell office:value-type="float" office:value="67.5676" calcext:value-type="float">
            <text:p>67.5676</text:p>
          </table:table-cell>
          <table:table-cell office:value-type="float" office:value="4964.88" calcext:value-type="float">
            <text:p>4964.88</text:p>
          </table:table-cell>
          <table:table-cell office:value-type="float" office:value="322.97" calcext:value-type="float">
            <text:p>322.97</text:p>
          </table:table-cell>
          <table:table-cell office:value-type="float" office:value="82.9787" calcext:value-type="float">
            <text:p>82.9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 Truck</text:p>
          </table:table-cell>
          <table:table-cell office:value-type="float" office:value="5282.82" calcext:value-type="float">
            <text:p>5282.82</text:p>
          </table:table-cell>
          <table:table-cell office:value-type="float" office:value="362.89" calcext:value-type="float">
            <text:p>362.89</text:p>
          </table:table-cell>
          <table:table-cell office:value-type="float" office:value="100" calcext:value-type="float">
            <text:p>100</text:p>
          </table:table-cell>
          <table:table-cell office:value-type="float" office:value="5959.62" calcext:value-type="float">
            <text:p>5959.62</text:p>
          </table:table-cell>
          <table:table-cell office:value-type="float" office:value="433.19" calcext:value-type="float">
            <text:p>433.19</text:p>
          </table:table-cell>
          <table:table-cell office:value-type="float" office:value="85.5856" calcext:value-type="float">
            <text:p>85.5856</text:p>
          </table:table-cell>
          <table:table-cell office:value-type="float" office:value="5179.85" calcext:value-type="float">
            <text:p>5179.85</text:p>
          </table:table-cell>
          <table:table-cell office:value-type="float" office:value="373.26" calcext:value-type="float">
            <text:p>373.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</table:table>
      <table:table table:name="1 Truck" table:style-name="ta1">
        <table:table-column table:style-name="co6" table:number-columns-repeated="18" table:default-cell-style-name="Default"/>
        <table:table-row table:style-name="ro1">
          <table:table-cell office:value-type="string" calcext:value-type="string">
            <text:p>Fill Percentage in Ward 1</text:p>
          </table:table-cell>
          <table:table-cell office:value-type="string" calcext:value-type="string">
            <text:p>Garbage Fill in Ward 1</text:p>
          </table:table-cell>
          <table:table-cell office:value-type="string" calcext:value-type="string">
            <text:p>Distance Travelled in Ward 1</text:p>
          </table:table-cell>
          <table:table-cell office:value-type="string" calcext:value-type="string">
            <text:p>Garbage per meter in Ward 1</text:p>
          </table:table-cell>
          <table:table-cell office:value-type="string" calcext:value-type="string">
            <text:p>Bins covered in Ward 1</text:p>
          </table:table-cell>
          <table:table-cell office:value-type="string" calcext:value-type="string">
            <text:p>Bins covered percentage in Ward 1</text:p>
          </table:table-cell>
          <table:table-cell office:value-type="string" calcext:value-type="string">
            <text:p>Fill Percentage in Ward 2</text:p>
          </table:table-cell>
          <table:table-cell office:value-type="string" calcext:value-type="string">
            <text:p>Garbage Fill in Ward 2</text:p>
          </table:table-cell>
          <table:table-cell office:value-type="string" calcext:value-type="string">
            <text:p>Distance Travelled in Ward 2</text:p>
          </table:table-cell>
          <table:table-cell office:value-type="string" calcext:value-type="string">
            <text:p>Garbage per meter in Ward 2</text:p>
          </table:table-cell>
          <table:table-cell office:value-type="string" calcext:value-type="string">
            <text:p>Bins covered in Ward 2</text:p>
          </table:table-cell>
          <table:table-cell office:value-type="string" calcext:value-type="string">
            <text:p>Bins covered percentage in Ward 2</text:p>
          </table:table-cell>
          <table:table-cell office:value-type="string" calcext:value-type="string">
            <text:p>Fill Percentage in Ward 3</text:p>
          </table:table-cell>
          <table:table-cell office:value-type="string" calcext:value-type="string">
            <text:p>Garbage Fill in Ward 3</text:p>
          </table:table-cell>
          <table:table-cell office:value-type="string" calcext:value-type="string">
            <text:p>Distance Travelled in Ward 3</text:p>
          </table:table-cell>
          <table:table-cell office:value-type="string" calcext:value-type="string">
            <text:p>Garbage per meter in Ward 3</text:p>
          </table:table-cell>
          <table:table-cell office:value-type="string" calcext:value-type="string">
            <text:p>Bins covered in Ward 3</text:p>
          </table:table-cell>
          <table:table-cell office:value-type="string" calcext:value-type="string">
            <text:p>Bins covered percentage in Ward 3</text:p>
          </table:table-cell>
        </table:table-row>
        <table:table-row table:style-name="ro1">
          <table:table-cell office:value-type="float" office:value="99.9814" calcext:value-type="float">
            <text:p>99.9814</text:p>
          </table:table-cell>
          <table:table-cell office:value-type="float" office:value="999.814" calcext:value-type="float">
            <text:p>999.814</text:p>
          </table:table-cell>
          <table:table-cell office:value-type="float" office:value="58.2712" calcext:value-type="float">
            <text:p>58.2712</text:p>
          </table:table-cell>
          <table:table-cell office:value-type="float" office:value="17.1579442331718" calcext:value-type="float">
            <text:p>17.1579442331718</text:p>
          </table:table-cell>
          <table:table-cell office:value-type="float" office:value="15" calcext:value-type="float">
            <text:p>1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99.9707" calcext:value-type="float">
            <text:p>99.9707</text:p>
          </table:table-cell>
          <table:table-cell office:value-type="float" office:value="999.707" calcext:value-type="float">
            <text:p>999.707</text:p>
          </table:table-cell>
          <table:table-cell office:value-type="float" office:value="90.4919" calcext:value-type="float">
            <text:p>90.4919</text:p>
          </table:table-cell>
          <table:table-cell office:value-type="float" office:value="11.0474749673728" calcext:value-type="float">
            <text:p>11.0474749673728</text:p>
          </table:table-cell>
          <table:table-cell office:value-type="float" office:value="11" calcext:value-type="float">
            <text:p>11</text:p>
          </table:table-cell>
          <table:table-cell office:value-type="float" office:value="9.90990990990991" calcext:value-type="float">
            <text:p>9.90990990990991</text:p>
          </table:table-cell>
          <table:table-cell office:value-type="float" office:value="99.9333" calcext:value-type="float">
            <text:p>99.9333</text:p>
          </table:table-cell>
          <table:table-cell office:value-type="float" office:value="999.333" calcext:value-type="float">
            <text:p>999.333</text:p>
          </table:table-cell>
          <table:table-cell office:value-type="float" office:value="107.935" calcext:value-type="float">
            <text:p>107.935</text:p>
          </table:table-cell>
          <table:table-cell office:value-type="float" office:value="9.25865567239542" calcext:value-type="float">
            <text:p>9.25865567239542</text:p>
          </table:table-cell>
          <table:table-cell office:value-type="float" office:value="13" calcext:value-type="float">
            <text:p>13</text:p>
          </table:table-cell>
          <table:table-cell office:value-type="float" office:value="13.8297872340426" calcext:value-type="float">
            <text:p>13.8297872340426</text:p>
          </table:table-cell>
        </table:table-row>
      </table:table>
      <table:table table:name="2 Truck" table:style-name="ta1">
        <table:table-column table:style-name="co6" table:number-columns-repeated="18" table:default-cell-style-name="Default"/>
        <table:table-row table:style-name="ro1">
          <table:table-cell office:value-type="string" calcext:value-type="string">
            <text:p>Fill Percentage in Ward 1</text:p>
          </table:table-cell>
          <table:table-cell office:value-type="string" calcext:value-type="string">
            <text:p>Garbage Fill in Ward 1</text:p>
          </table:table-cell>
          <table:table-cell office:value-type="string" calcext:value-type="string">
            <text:p>Distance Travelled in Ward 1</text:p>
          </table:table-cell>
          <table:table-cell office:value-type="string" calcext:value-type="string">
            <text:p>Garbage per meter in Ward 1</text:p>
          </table:table-cell>
          <table:table-cell office:value-type="string" calcext:value-type="string">
            <text:p>Bins covered in Ward 1</text:p>
          </table:table-cell>
          <table:table-cell office:value-type="string" calcext:value-type="string">
            <text:p>Bins covered percentage in Ward 1</text:p>
          </table:table-cell>
          <table:table-cell office:value-type="string" calcext:value-type="string">
            <text:p>Fill Percentage in Ward 2</text:p>
          </table:table-cell>
          <table:table-cell office:value-type="string" calcext:value-type="string">
            <text:p>Garbage Fill in Ward 2</text:p>
          </table:table-cell>
          <table:table-cell office:value-type="string" calcext:value-type="string">
            <text:p>Distance Travelled in Ward 2</text:p>
          </table:table-cell>
          <table:table-cell office:value-type="string" calcext:value-type="string">
            <text:p>Garbage per meter in Ward 2</text:p>
          </table:table-cell>
          <table:table-cell office:value-type="string" calcext:value-type="string">
            <text:p>Bins covered in Ward 2</text:p>
          </table:table-cell>
          <table:table-cell office:value-type="string" calcext:value-type="string">
            <text:p>Bins covered percentage in Ward 2</text:p>
          </table:table-cell>
          <table:table-cell office:value-type="string" calcext:value-type="string">
            <text:p>Fill Percentage in Ward 3</text:p>
          </table:table-cell>
          <table:table-cell office:value-type="string" calcext:value-type="string">
            <text:p>Garbage Fill in Ward 3</text:p>
          </table:table-cell>
          <table:table-cell office:value-type="string" calcext:value-type="string">
            <text:p>Distance Travelled in Ward 3</text:p>
          </table:table-cell>
          <table:table-cell office:value-type="string" calcext:value-type="string">
            <text:p>Garbage per meter in Ward 3</text:p>
          </table:table-cell>
          <table:table-cell office:value-type="string" calcext:value-type="string">
            <text:p>Bins covered in Ward 3</text:p>
          </table:table-cell>
          <table:table-cell office:value-type="string" calcext:value-type="string">
            <text:p>Bins covered percentage in Ward 3</text:p>
          </table:table-cell>
        </table:table-row>
        <table:table-row table:style-name="ro1">
          <table:table-cell office:value-type="float" office:value="99.9814" calcext:value-type="float">
            <text:p>99.9814</text:p>
          </table:table-cell>
          <table:table-cell office:value-type="float" office:value="999.814" calcext:value-type="float">
            <text:p>999.814</text:p>
          </table:table-cell>
          <table:table-cell office:value-type="float" office:value="58.2712" calcext:value-type="float">
            <text:p>58.2712</text:p>
          </table:table-cell>
          <table:table-cell office:value-type="float" office:value="17.1579442331718" calcext:value-type="float">
            <text:p>17.1579442331718</text:p>
          </table:table-cell>
          <table:table-cell office:value-type="float" office:value="15" calcext:value-type="float">
            <text:p>1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99.9707" calcext:value-type="float">
            <text:p>99.9707</text:p>
          </table:table-cell>
          <table:table-cell office:value-type="float" office:value="999.707" calcext:value-type="float">
            <text:p>999.707</text:p>
          </table:table-cell>
          <table:table-cell office:value-type="float" office:value="90.4919" calcext:value-type="float">
            <text:p>90.4919</text:p>
          </table:table-cell>
          <table:table-cell office:value-type="float" office:value="11.0474749673728" calcext:value-type="float">
            <text:p>11.0474749673728</text:p>
          </table:table-cell>
          <table:table-cell office:value-type="float" office:value="11" calcext:value-type="float">
            <text:p>11</text:p>
          </table:table-cell>
          <table:table-cell office:value-type="float" office:value="9.90990990990991" calcext:value-type="float">
            <text:p>9.90990990990991</text:p>
          </table:table-cell>
          <table:table-cell office:value-type="float" office:value="99.9333" calcext:value-type="float">
            <text:p>99.9333</text:p>
          </table:table-cell>
          <table:table-cell office:value-type="float" office:value="999.333" calcext:value-type="float">
            <text:p>999.333</text:p>
          </table:table-cell>
          <table:table-cell office:value-type="float" office:value="107.935" calcext:value-type="float">
            <text:p>107.935</text:p>
          </table:table-cell>
          <table:table-cell office:value-type="float" office:value="9.25865567239542" calcext:value-type="float">
            <text:p>9.25865567239542</text:p>
          </table:table-cell>
          <table:table-cell office:value-type="float" office:value="13" calcext:value-type="float">
            <text:p>13</text:p>
          </table:table-cell>
          <table:table-cell office:value-type="float" office:value="13.8297872340426" calcext:value-type="float">
            <text:p>13.8297872340426</text:p>
          </table:table-cell>
        </table:table-row>
        <table:table-row table:style-name="ro1">
          <table:table-cell office:value-type="float" office:value="99.978" calcext:value-type="float">
            <text:p>99.978</text:p>
          </table:table-cell>
          <table:table-cell office:value-type="float" office:value="999.78" calcext:value-type="float">
            <text:p>999.78</text:p>
          </table:table-cell>
          <table:table-cell office:value-type="float" office:value="77.853" calcext:value-type="float">
            <text:p>77.853</text:p>
          </table:table-cell>
          <table:table-cell office:value-type="float" office:value="12.8418943393318" calcext:value-type="float">
            <text:p>12.8418943393318</text:p>
          </table:table-cell>
          <table:table-cell office:value-type="float" office:value="15" calcext:value-type="float">
            <text:p>1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99.945" calcext:value-type="float">
            <text:p>99.945</text:p>
          </table:table-cell>
          <table:table-cell office:value-type="float" office:value="999.45" calcext:value-type="float">
            <text:p>999.45</text:p>
          </table:table-cell>
          <table:table-cell office:value-type="float" office:value="67.5527" calcext:value-type="float">
            <text:p>67.5527</text:p>
          </table:table-cell>
          <table:table-cell office:value-type="float" office:value="14.7951155172184" calcext:value-type="float">
            <text:p>14.7951155172184</text:p>
          </table:table-cell>
          <table:table-cell office:value-type="float" office:value="12" calcext:value-type="float">
            <text:p>12</text:p>
          </table:table-cell>
          <table:table-cell office:value-type="float" office:value="10.8108108108108" calcext:value-type="float">
            <text:p>10.8108108108108</text:p>
          </table:table-cell>
          <table:table-cell office:value-type="float" office:value="99.8763" calcext:value-type="float">
            <text:p>99.8763</text:p>
          </table:table-cell>
          <table:table-cell office:value-type="float" office:value="998.763" calcext:value-type="float">
            <text:p>998.763</text:p>
          </table:table-cell>
          <table:table-cell office:value-type="float" office:value="72.0462" calcext:value-type="float">
            <text:p>72.0462</text:p>
          </table:table-cell>
          <table:table-cell office:value-type="float" office:value="13.8628130283068" calcext:value-type="float">
            <text:p>13.8628130283068</text:p>
          </table:table-cell>
          <table:table-cell office:value-type="float" office:value="12" calcext:value-type="float">
            <text:p>12</text:p>
          </table:table-cell>
          <table:table-cell office:value-type="float" office:value="12.7659574468085" calcext:value-type="float">
            <text:p>12.7659574468085</text:p>
          </table:table-cell>
        </table:table-row>
      </table:table>
      <table:table table:name="3 Truck" table:style-name="ta1">
        <table:table-column table:style-name="co6" table:number-columns-repeated="18" table:default-cell-style-name="Default"/>
        <table:table-row table:style-name="ro1">
          <table:table-cell office:value-type="string" calcext:value-type="string">
            <text:p>Fill Percentage in Ward 1</text:p>
          </table:table-cell>
          <table:table-cell office:value-type="string" calcext:value-type="string">
            <text:p>Garbage Fill in Ward 1</text:p>
          </table:table-cell>
          <table:table-cell office:value-type="string" calcext:value-type="string">
            <text:p>Distance Travelled in Ward 1</text:p>
          </table:table-cell>
          <table:table-cell office:value-type="string" calcext:value-type="string">
            <text:p>Garbage per meter in Ward 1</text:p>
          </table:table-cell>
          <table:table-cell office:value-type="string" calcext:value-type="string">
            <text:p>Bins covered in Ward 1</text:p>
          </table:table-cell>
          <table:table-cell office:value-type="string" calcext:value-type="string">
            <text:p>Bins covered percentage in Ward 1</text:p>
          </table:table-cell>
          <table:table-cell office:value-type="string" calcext:value-type="string">
            <text:p>Fill Percentage in Ward 2</text:p>
          </table:table-cell>
          <table:table-cell office:value-type="string" calcext:value-type="string">
            <text:p>Garbage Fill in Ward 2</text:p>
          </table:table-cell>
          <table:table-cell office:value-type="string" calcext:value-type="string">
            <text:p>Distance Travelled in Ward 2</text:p>
          </table:table-cell>
          <table:table-cell office:value-type="string" calcext:value-type="string">
            <text:p>Garbage per meter in Ward 2</text:p>
          </table:table-cell>
          <table:table-cell office:value-type="string" calcext:value-type="string">
            <text:p>Bins covered in Ward 2</text:p>
          </table:table-cell>
          <table:table-cell office:value-type="string" calcext:value-type="string">
            <text:p>Bins covered percentage in Ward 2</text:p>
          </table:table-cell>
          <table:table-cell office:value-type="string" calcext:value-type="string">
            <text:p>Fill Percentage in Ward 3</text:p>
          </table:table-cell>
          <table:table-cell office:value-type="string" calcext:value-type="string">
            <text:p>Garbage Fill in Ward 3</text:p>
          </table:table-cell>
          <table:table-cell office:value-type="string" calcext:value-type="string">
            <text:p>Distance Travelled in Ward 3</text:p>
          </table:table-cell>
          <table:table-cell office:value-type="string" calcext:value-type="string">
            <text:p>Garbage per meter in Ward 3</text:p>
          </table:table-cell>
          <table:table-cell office:value-type="string" calcext:value-type="string">
            <text:p>Bins covered in Ward 3</text:p>
          </table:table-cell>
          <table:table-cell office:value-type="string" calcext:value-type="string">
            <text:p>Bins covered percentage in Ward 3</text:p>
          </table:table-cell>
        </table:table-row>
        <table:table-row table:style-name="ro1">
          <table:table-cell office:value-type="float" office:value="99.9814" calcext:value-type="float">
            <text:p>99.9814</text:p>
          </table:table-cell>
          <table:table-cell office:value-type="float" office:value="999.814" calcext:value-type="float">
            <text:p>999.814</text:p>
          </table:table-cell>
          <table:table-cell office:value-type="float" office:value="58.2712" calcext:value-type="float">
            <text:p>58.2712</text:p>
          </table:table-cell>
          <table:table-cell office:value-type="float" office:value="17.1579442331718" calcext:value-type="float">
            <text:p>17.1579442331718</text:p>
          </table:table-cell>
          <table:table-cell office:value-type="float" office:value="15" calcext:value-type="float">
            <text:p>1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99.9707" calcext:value-type="float">
            <text:p>99.9707</text:p>
          </table:table-cell>
          <table:table-cell office:value-type="float" office:value="999.707" calcext:value-type="float">
            <text:p>999.707</text:p>
          </table:table-cell>
          <table:table-cell office:value-type="float" office:value="90.4919" calcext:value-type="float">
            <text:p>90.4919</text:p>
          </table:table-cell>
          <table:table-cell office:value-type="float" office:value="11.0474749673728" calcext:value-type="float">
            <text:p>11.0474749673728</text:p>
          </table:table-cell>
          <table:table-cell office:value-type="float" office:value="11" calcext:value-type="float">
            <text:p>11</text:p>
          </table:table-cell>
          <table:table-cell office:value-type="float" office:value="9.90990990990991" calcext:value-type="float">
            <text:p>9.90990990990991</text:p>
          </table:table-cell>
          <table:table-cell office:value-type="float" office:value="99.9333" calcext:value-type="float">
            <text:p>99.9333</text:p>
          </table:table-cell>
          <table:table-cell office:value-type="float" office:value="999.333" calcext:value-type="float">
            <text:p>999.333</text:p>
          </table:table-cell>
          <table:table-cell office:value-type="float" office:value="107.935" calcext:value-type="float">
            <text:p>107.935</text:p>
          </table:table-cell>
          <table:table-cell office:value-type="float" office:value="9.25865567239542" calcext:value-type="float">
            <text:p>9.25865567239542</text:p>
          </table:table-cell>
          <table:table-cell office:value-type="float" office:value="13" calcext:value-type="float">
            <text:p>13</text:p>
          </table:table-cell>
          <table:table-cell office:value-type="float" office:value="13.8297872340426" calcext:value-type="float">
            <text:p>13.8297872340426</text:p>
          </table:table-cell>
        </table:table-row>
        <table:table-row table:style-name="ro1">
          <table:table-cell office:value-type="float" office:value="99.978" calcext:value-type="float">
            <text:p>99.978</text:p>
          </table:table-cell>
          <table:table-cell office:value-type="float" office:value="999.78" calcext:value-type="float">
            <text:p>999.78</text:p>
          </table:table-cell>
          <table:table-cell office:value-type="float" office:value="77.853" calcext:value-type="float">
            <text:p>77.853</text:p>
          </table:table-cell>
          <table:table-cell office:value-type="float" office:value="12.8418943393318" calcext:value-type="float">
            <text:p>12.8418943393318</text:p>
          </table:table-cell>
          <table:table-cell office:value-type="float" office:value="15" calcext:value-type="float">
            <text:p>1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99.945" calcext:value-type="float">
            <text:p>99.945</text:p>
          </table:table-cell>
          <table:table-cell office:value-type="float" office:value="999.45" calcext:value-type="float">
            <text:p>999.45</text:p>
          </table:table-cell>
          <table:table-cell office:value-type="float" office:value="67.5527" calcext:value-type="float">
            <text:p>67.5527</text:p>
          </table:table-cell>
          <table:table-cell office:value-type="float" office:value="14.7951155172184" calcext:value-type="float">
            <text:p>14.7951155172184</text:p>
          </table:table-cell>
          <table:table-cell office:value-type="float" office:value="12" calcext:value-type="float">
            <text:p>12</text:p>
          </table:table-cell>
          <table:table-cell office:value-type="float" office:value="10.8108108108108" calcext:value-type="float">
            <text:p>10.8108108108108</text:p>
          </table:table-cell>
          <table:table-cell office:value-type="float" office:value="99.8763" calcext:value-type="float">
            <text:p>99.8763</text:p>
          </table:table-cell>
          <table:table-cell office:value-type="float" office:value="998.763" calcext:value-type="float">
            <text:p>998.763</text:p>
          </table:table-cell>
          <table:table-cell office:value-type="float" office:value="72.0462" calcext:value-type="float">
            <text:p>72.0462</text:p>
          </table:table-cell>
          <table:table-cell office:value-type="float" office:value="13.8628130283068" calcext:value-type="float">
            <text:p>13.8628130283068</text:p>
          </table:table-cell>
          <table:table-cell office:value-type="float" office:value="12" calcext:value-type="float">
            <text:p>12</text:p>
          </table:table-cell>
          <table:table-cell office:value-type="float" office:value="12.7659574468085" calcext:value-type="float">
            <text:p>12.7659574468085</text:p>
          </table:table-cell>
        </table:table-row>
        <table:table-row table:style-name="ro1">
          <table:table-cell office:value-type="float" office:value="99.9913" calcext:value-type="float">
            <text:p>99.9913</text:p>
          </table:table-cell>
          <table:table-cell office:value-type="float" office:value="999.913" calcext:value-type="float">
            <text:p>999.913</text:p>
          </table:table-cell>
          <table:table-cell office:value-type="float" office:value="114.764" calcext:value-type="float">
            <text:p>114.764</text:p>
          </table:table-cell>
          <table:table-cell office:value-type="float" office:value="8.71277578334669" calcext:value-type="float">
            <text:p>8.71277578334669</text:p>
          </table:table-cell>
          <table:table-cell office:value-type="float" office:value="16" calcext:value-type="float">
            <text:p>16</text:p>
          </table:table-cell>
          <table:table-cell office:value-type="float" office:value="16.8421052631579" calcext:value-type="float">
            <text:p>16.8421052631579</text:p>
          </table:table-cell>
          <table:table-cell office:value-type="float" office:value="99.999" calcext:value-type="float">
            <text:p>99.999</text:p>
          </table:table-cell>
          <table:table-cell office:value-type="float" office:value="999.99" calcext:value-type="float">
            <text:p>999.99</text:p>
          </table:table-cell>
          <table:table-cell office:value-type="float" office:value="76.4323" calcext:value-type="float">
            <text:p>76.4323</text:p>
          </table:table-cell>
          <table:table-cell office:value-type="float" office:value="13.0833430369098" calcext:value-type="float">
            <text:p>13.0833430369098</text:p>
          </table:table-cell>
          <table:table-cell office:value-type="float" office:value="14" calcext:value-type="float">
            <text:p>14</text:p>
          </table:table-cell>
          <table:table-cell office:value-type="float" office:value="12.6126126126126" calcext:value-type="float">
            <text:p>12.6126126126126</text:p>
          </table:table-cell>
          <table:table-cell office:value-type="float" office:value="99.9909" calcext:value-type="float">
            <text:p>99.9909</text:p>
          </table:table-cell>
          <table:table-cell office:value-type="float" office:value="999.909" calcext:value-type="float">
            <text:p>999.909</text:p>
          </table:table-cell>
          <table:table-cell office:value-type="float" office:value="103.2893" calcext:value-type="float">
            <text:p>103.2893</text:p>
          </table:table-cell>
          <table:table-cell office:value-type="float" office:value="9.68066392162596" calcext:value-type="float">
            <text:p>9.68066392162596</text:p>
          </table:table-cell>
          <table:table-cell office:value-type="float" office:value="16" calcext:value-type="float">
            <text:p>16</text:p>
          </table:table-cell>
          <table:table-cell office:value-type="float" office:value="17.0212765957447" calcext:value-type="float">
            <text:p>17.0212765957447</text:p>
          </table:table-cell>
        </table:table-row>
      </table:table>
      <table:table table:name="4 Truck" table:style-name="ta1">
        <table:table-column table:style-name="co6" table:number-columns-repeated="18" table:default-cell-style-name="Default"/>
        <table:table-row table:style-name="ro1">
          <table:table-cell office:value-type="string" calcext:value-type="string">
            <text:p>Fill Percentage in Ward 1</text:p>
          </table:table-cell>
          <table:table-cell office:value-type="string" calcext:value-type="string">
            <text:p>Garbage Fill in Ward 1</text:p>
          </table:table-cell>
          <table:table-cell office:value-type="string" calcext:value-type="string">
            <text:p>Distance Travelled in Ward 1</text:p>
          </table:table-cell>
          <table:table-cell office:value-type="string" calcext:value-type="string">
            <text:p>Garbage per meter in Ward 1</text:p>
          </table:table-cell>
          <table:table-cell office:value-type="string" calcext:value-type="string">
            <text:p>Bins covered in Ward 1</text:p>
          </table:table-cell>
          <table:table-cell office:value-type="string" calcext:value-type="string">
            <text:p>Bins covered percentage in Ward 1</text:p>
          </table:table-cell>
          <table:table-cell office:value-type="string" calcext:value-type="string">
            <text:p>Fill Percentage in Ward 2</text:p>
          </table:table-cell>
          <table:table-cell office:value-type="string" calcext:value-type="string">
            <text:p>Garbage Fill in Ward 2</text:p>
          </table:table-cell>
          <table:table-cell office:value-type="string" calcext:value-type="string">
            <text:p>Distance Travelled in Ward 2</text:p>
          </table:table-cell>
          <table:table-cell office:value-type="string" calcext:value-type="string">
            <text:p>Garbage per meter in Ward 2</text:p>
          </table:table-cell>
          <table:table-cell office:value-type="string" calcext:value-type="string">
            <text:p>Bins covered in Ward 2</text:p>
          </table:table-cell>
          <table:table-cell office:value-type="string" calcext:value-type="string">
            <text:p>Bins covered percentage in Ward 2</text:p>
          </table:table-cell>
          <table:table-cell office:value-type="string" calcext:value-type="string">
            <text:p>Fill Percentage in Ward 3</text:p>
          </table:table-cell>
          <table:table-cell office:value-type="string" calcext:value-type="string">
            <text:p>Garbage Fill in Ward 3</text:p>
          </table:table-cell>
          <table:table-cell office:value-type="string" calcext:value-type="string">
            <text:p>Distance Travelled in Ward 3</text:p>
          </table:table-cell>
          <table:table-cell office:value-type="string" calcext:value-type="string">
            <text:p>Garbage per meter in Ward 3</text:p>
          </table:table-cell>
          <table:table-cell office:value-type="string" calcext:value-type="string">
            <text:p>Bins covered in Ward 3</text:p>
          </table:table-cell>
          <table:table-cell office:value-type="string" calcext:value-type="string">
            <text:p>Bins covered percentage in Ward 3</text:p>
          </table:table-cell>
        </table:table-row>
        <table:table-row table:style-name="ro1">
          <table:table-cell office:value-type="float" office:value="99.9814" calcext:value-type="float">
            <text:p>99.9814</text:p>
          </table:table-cell>
          <table:table-cell office:value-type="float" office:value="999.814" calcext:value-type="float">
            <text:p>999.814</text:p>
          </table:table-cell>
          <table:table-cell office:value-type="float" office:value="58.2712" calcext:value-type="float">
            <text:p>58.2712</text:p>
          </table:table-cell>
          <table:table-cell office:value-type="float" office:value="17.1579442331718" calcext:value-type="float">
            <text:p>17.1579442331718</text:p>
          </table:table-cell>
          <table:table-cell office:value-type="float" office:value="15" calcext:value-type="float">
            <text:p>1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99.9707" calcext:value-type="float">
            <text:p>99.9707</text:p>
          </table:table-cell>
          <table:table-cell office:value-type="float" office:value="999.707" calcext:value-type="float">
            <text:p>999.707</text:p>
          </table:table-cell>
          <table:table-cell office:value-type="float" office:value="90.4919" calcext:value-type="float">
            <text:p>90.4919</text:p>
          </table:table-cell>
          <table:table-cell office:value-type="float" office:value="11.0474749673728" calcext:value-type="float">
            <text:p>11.0474749673728</text:p>
          </table:table-cell>
          <table:table-cell office:value-type="float" office:value="11" calcext:value-type="float">
            <text:p>11</text:p>
          </table:table-cell>
          <table:table-cell office:value-type="float" office:value="9.90990990990991" calcext:value-type="float">
            <text:p>9.90990990990991</text:p>
          </table:table-cell>
          <table:table-cell office:value-type="float" office:value="99.9333" calcext:value-type="float">
            <text:p>99.9333</text:p>
          </table:table-cell>
          <table:table-cell office:value-type="float" office:value="999.333" calcext:value-type="float">
            <text:p>999.333</text:p>
          </table:table-cell>
          <table:table-cell office:value-type="float" office:value="107.935" calcext:value-type="float">
            <text:p>107.935</text:p>
          </table:table-cell>
          <table:table-cell office:value-type="float" office:value="9.25865567239542" calcext:value-type="float">
            <text:p>9.25865567239542</text:p>
          </table:table-cell>
          <table:table-cell office:value-type="float" office:value="13" calcext:value-type="float">
            <text:p>13</text:p>
          </table:table-cell>
          <table:table-cell office:value-type="float" office:value="13.8297872340426" calcext:value-type="float">
            <text:p>13.8297872340426</text:p>
          </table:table-cell>
        </table:table-row>
        <table:table-row table:style-name="ro1">
          <table:table-cell office:value-type="float" office:value="99.978" calcext:value-type="float">
            <text:p>99.978</text:p>
          </table:table-cell>
          <table:table-cell office:value-type="float" office:value="999.78" calcext:value-type="float">
            <text:p>999.78</text:p>
          </table:table-cell>
          <table:table-cell office:value-type="float" office:value="77.853" calcext:value-type="float">
            <text:p>77.853</text:p>
          </table:table-cell>
          <table:table-cell office:value-type="float" office:value="12.8418943393318" calcext:value-type="float">
            <text:p>12.8418943393318</text:p>
          </table:table-cell>
          <table:table-cell office:value-type="float" office:value="15" calcext:value-type="float">
            <text:p>1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99.945" calcext:value-type="float">
            <text:p>99.945</text:p>
          </table:table-cell>
          <table:table-cell office:value-type="float" office:value="999.45" calcext:value-type="float">
            <text:p>999.45</text:p>
          </table:table-cell>
          <table:table-cell office:value-type="float" office:value="67.5527" calcext:value-type="float">
            <text:p>67.5527</text:p>
          </table:table-cell>
          <table:table-cell office:value-type="float" office:value="14.7951155172184" calcext:value-type="float">
            <text:p>14.7951155172184</text:p>
          </table:table-cell>
          <table:table-cell office:value-type="float" office:value="12" calcext:value-type="float">
            <text:p>12</text:p>
          </table:table-cell>
          <table:table-cell office:value-type="float" office:value="10.8108108108108" calcext:value-type="float">
            <text:p>10.8108108108108</text:p>
          </table:table-cell>
          <table:table-cell office:value-type="float" office:value="99.8763" calcext:value-type="float">
            <text:p>99.8763</text:p>
          </table:table-cell>
          <table:table-cell office:value-type="float" office:value="998.763" calcext:value-type="float">
            <text:p>998.763</text:p>
          </table:table-cell>
          <table:table-cell office:value-type="float" office:value="72.0462" calcext:value-type="float">
            <text:p>72.0462</text:p>
          </table:table-cell>
          <table:table-cell office:value-type="float" office:value="13.8628130283068" calcext:value-type="float">
            <text:p>13.8628130283068</text:p>
          </table:table-cell>
          <table:table-cell office:value-type="float" office:value="12" calcext:value-type="float">
            <text:p>12</text:p>
          </table:table-cell>
          <table:table-cell office:value-type="float" office:value="12.7659574468085" calcext:value-type="float">
            <text:p>12.7659574468085</text:p>
          </table:table-cell>
        </table:table-row>
        <table:table-row table:style-name="ro1">
          <table:table-cell office:value-type="float" office:value="99.9913" calcext:value-type="float">
            <text:p>99.9913</text:p>
          </table:table-cell>
          <table:table-cell office:value-type="float" office:value="999.913" calcext:value-type="float">
            <text:p>999.913</text:p>
          </table:table-cell>
          <table:table-cell office:value-type="float" office:value="114.764" calcext:value-type="float">
            <text:p>114.764</text:p>
          </table:table-cell>
          <table:table-cell office:value-type="float" office:value="8.71277578334669" calcext:value-type="float">
            <text:p>8.71277578334669</text:p>
          </table:table-cell>
          <table:table-cell office:value-type="float" office:value="16" calcext:value-type="float">
            <text:p>16</text:p>
          </table:table-cell>
          <table:table-cell office:value-type="float" office:value="16.8421052631579" calcext:value-type="float">
            <text:p>16.8421052631579</text:p>
          </table:table-cell>
          <table:table-cell office:value-type="float" office:value="99.999" calcext:value-type="float">
            <text:p>99.999</text:p>
          </table:table-cell>
          <table:table-cell office:value-type="float" office:value="999.99" calcext:value-type="float">
            <text:p>999.99</text:p>
          </table:table-cell>
          <table:table-cell office:value-type="float" office:value="76.4323" calcext:value-type="float">
            <text:p>76.4323</text:p>
          </table:table-cell>
          <table:table-cell office:value-type="float" office:value="13.0833430369098" calcext:value-type="float">
            <text:p>13.0833430369098</text:p>
          </table:table-cell>
          <table:table-cell office:value-type="float" office:value="14" calcext:value-type="float">
            <text:p>14</text:p>
          </table:table-cell>
          <table:table-cell office:value-type="float" office:value="12.6126126126126" calcext:value-type="float">
            <text:p>12.6126126126126</text:p>
          </table:table-cell>
          <table:table-cell office:value-type="float" office:value="99.9909" calcext:value-type="float">
            <text:p>99.9909</text:p>
          </table:table-cell>
          <table:table-cell office:value-type="float" office:value="999.909" calcext:value-type="float">
            <text:p>999.909</text:p>
          </table:table-cell>
          <table:table-cell office:value-type="float" office:value="103.2893" calcext:value-type="float">
            <text:p>103.2893</text:p>
          </table:table-cell>
          <table:table-cell office:value-type="float" office:value="9.68066392162596" calcext:value-type="float">
            <text:p>9.68066392162596</text:p>
          </table:table-cell>
          <table:table-cell office:value-type="float" office:value="16" calcext:value-type="float">
            <text:p>16</text:p>
          </table:table-cell>
          <table:table-cell office:value-type="float" office:value="17.0212765957447" calcext:value-type="float">
            <text:p>17.0212765957447</text:p>
          </table:table-cell>
        </table:table-row>
        <table:table-row table:style-name="ro1">
          <table:table-cell office:value-type="float" office:value="99.8305" calcext:value-type="float">
            <text:p>99.8305</text:p>
          </table:table-cell>
          <table:table-cell office:value-type="float" office:value="998.305" calcext:value-type="float">
            <text:p>998.305</text:p>
          </table:table-cell>
          <table:table-cell office:value-type="float" office:value="93.6705" calcext:value-type="float">
            <text:p>93.6705</text:p>
          </table:table-cell>
          <table:table-cell office:value-type="float" office:value="10.6576243321003" calcext:value-type="float">
            <text:p>10.6576243321003</text:p>
          </table:table-cell>
          <table:table-cell office:value-type="float" office:value="21" calcext:value-type="float">
            <text:p>21</text:p>
          </table:table-cell>
          <table:table-cell office:value-type="float" office:value="22.1052631578947" calcext:value-type="float">
            <text:p>22.1052631578947</text:p>
          </table:table-cell>
          <table:table-cell office:value-type="float" office:value="99.9241" calcext:value-type="float">
            <text:p>99.9241</text:p>
          </table:table-cell>
          <table:table-cell office:value-type="float" office:value="999.241" calcext:value-type="float">
            <text:p>999.241</text:p>
          </table:table-cell>
          <table:table-cell office:value-type="float" office:value="118.4256" calcext:value-type="float">
            <text:p>118.4256</text:p>
          </table:table-cell>
          <table:table-cell office:value-type="float" office:value="8.43771110300476" calcext:value-type="float">
            <text:p>8.43771110300476</text:p>
          </table:table-cell>
          <table:table-cell office:value-type="float" office:value="20" calcext:value-type="float">
            <text:p>20</text:p>
          </table:table-cell>
          <table:table-cell office:value-type="float" office:value="18.018018018018" calcext:value-type="float">
            <text:p>18.018018018018</text:p>
          </table:table-cell>
          <table:table-cell office:value-type="float" office:value="99.8419" calcext:value-type="float">
            <text:p>99.8419</text:p>
          </table:table-cell>
          <table:table-cell office:value-type="float" office:value="998.419" calcext:value-type="float">
            <text:p>998.419</text:p>
          </table:table-cell>
          <table:table-cell office:value-type="float" office:value="96.1969" calcext:value-type="float">
            <text:p>96.1969</text:p>
          </table:table-cell>
          <table:table-cell office:value-type="float" office:value="10.3789103391066" calcext:value-type="float">
            <text:p>10.3789103391066</text:p>
          </table:table-cell>
          <table:table-cell office:value-type="float" office:value="24" calcext:value-type="float">
            <text:p>24</text:p>
          </table:table-cell>
          <table:table-cell office:value-type="float" office:value="25.531914893617" calcext:value-type="float">
            <text:p>25.531914893617</text:p>
          </table:table-cell>
        </table:table-row>
      </table:table>
      <table:table table:name="5 Trucks" table:style-name="ta1">
        <table:table-column table:style-name="co6" table:number-columns-repeated="18" table:default-cell-style-name="Default"/>
        <table:table-row table:style-name="ro1">
          <table:table-cell office:value-type="string" calcext:value-type="string">
            <text:p>Fill Percentage in Ward 1</text:p>
          </table:table-cell>
          <table:table-cell office:value-type="string" calcext:value-type="string">
            <text:p>Garbage Fill in Ward 1</text:p>
          </table:table-cell>
          <table:table-cell office:value-type="string" calcext:value-type="string">
            <text:p>Distance Travelled in Ward 1</text:p>
          </table:table-cell>
          <table:table-cell office:value-type="string" calcext:value-type="string">
            <text:p>Garbage per meter in Ward 1</text:p>
          </table:table-cell>
          <table:table-cell office:value-type="string" calcext:value-type="string">
            <text:p>Bins covered in Ward 1</text:p>
          </table:table-cell>
          <table:table-cell office:value-type="string" calcext:value-type="string">
            <text:p>Bins covered percentage in Ward 1</text:p>
          </table:table-cell>
          <table:table-cell office:value-type="string" calcext:value-type="string">
            <text:p>Fill Percentage in Ward 2</text:p>
          </table:table-cell>
          <table:table-cell office:value-type="string" calcext:value-type="string">
            <text:p>Garbage Fill in Ward 2</text:p>
          </table:table-cell>
          <table:table-cell office:value-type="string" calcext:value-type="string">
            <text:p>Distance Travelled in Ward 2</text:p>
          </table:table-cell>
          <table:table-cell office:value-type="string" calcext:value-type="string">
            <text:p>Garbage per meter in Ward 2</text:p>
          </table:table-cell>
          <table:table-cell office:value-type="string" calcext:value-type="string">
            <text:p>Bins covered in Ward 2</text:p>
          </table:table-cell>
          <table:table-cell office:value-type="string" calcext:value-type="string">
            <text:p>Bins covered percentage in Ward 2</text:p>
          </table:table-cell>
          <table:table-cell office:value-type="string" calcext:value-type="string">
            <text:p>Fill Percentage in Ward 3</text:p>
          </table:table-cell>
          <table:table-cell office:value-type="string" calcext:value-type="string">
            <text:p>Garbage Fill in Ward 3</text:p>
          </table:table-cell>
          <table:table-cell office:value-type="string" calcext:value-type="string">
            <text:p>Distance Travelled in Ward 3</text:p>
          </table:table-cell>
          <table:table-cell office:value-type="string" calcext:value-type="string">
            <text:p>Garbage per meter in Ward 3</text:p>
          </table:table-cell>
          <table:table-cell office:value-type="string" calcext:value-type="string">
            <text:p>Bins covered in Ward 3</text:p>
          </table:table-cell>
          <table:table-cell office:value-type="string" calcext:value-type="string">
            <text:p>Bins covered percentage in Ward 3</text:p>
          </table:table-cell>
        </table:table-row>
        <table:table-row table:style-name="ro1">
          <table:table-cell office:value-type="float" office:value="99.9814" calcext:value-type="float">
            <text:p>99.9814</text:p>
          </table:table-cell>
          <table:table-cell office:value-type="float" office:value="999.814" calcext:value-type="float">
            <text:p>999.814</text:p>
          </table:table-cell>
          <table:table-cell office:value-type="float" office:value="58.2712" calcext:value-type="float">
            <text:p>58.2712</text:p>
          </table:table-cell>
          <table:table-cell office:value-type="float" office:value="17.1579442331718" calcext:value-type="float">
            <text:p>17.1579442331718</text:p>
          </table:table-cell>
          <table:table-cell office:value-type="float" office:value="15" calcext:value-type="float">
            <text:p>1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99.9707" calcext:value-type="float">
            <text:p>99.9707</text:p>
          </table:table-cell>
          <table:table-cell office:value-type="float" office:value="999.707" calcext:value-type="float">
            <text:p>999.707</text:p>
          </table:table-cell>
          <table:table-cell office:value-type="float" office:value="90.4919" calcext:value-type="float">
            <text:p>90.4919</text:p>
          </table:table-cell>
          <table:table-cell office:value-type="float" office:value="11.0474749673728" calcext:value-type="float">
            <text:p>11.0474749673728</text:p>
          </table:table-cell>
          <table:table-cell office:value-type="float" office:value="11" calcext:value-type="float">
            <text:p>11</text:p>
          </table:table-cell>
          <table:table-cell office:value-type="float" office:value="9.90990990990991" calcext:value-type="float">
            <text:p>9.90990990990991</text:p>
          </table:table-cell>
          <table:table-cell office:value-type="float" office:value="99.9333" calcext:value-type="float">
            <text:p>99.9333</text:p>
          </table:table-cell>
          <table:table-cell office:value-type="float" office:value="999.333" calcext:value-type="float">
            <text:p>999.333</text:p>
          </table:table-cell>
          <table:table-cell office:value-type="float" office:value="107.935" calcext:value-type="float">
            <text:p>107.935</text:p>
          </table:table-cell>
          <table:table-cell office:value-type="float" office:value="9.25865567239542" calcext:value-type="float">
            <text:p>9.25865567239542</text:p>
          </table:table-cell>
          <table:table-cell office:value-type="float" office:value="13" calcext:value-type="float">
            <text:p>13</text:p>
          </table:table-cell>
          <table:table-cell office:value-type="float" office:value="13.8297872340426" calcext:value-type="float">
            <text:p>13.8297872340426</text:p>
          </table:table-cell>
        </table:table-row>
        <table:table-row table:style-name="ro1">
          <table:table-cell office:value-type="float" office:value="99.978" calcext:value-type="float">
            <text:p>99.978</text:p>
          </table:table-cell>
          <table:table-cell office:value-type="float" office:value="999.78" calcext:value-type="float">
            <text:p>999.78</text:p>
          </table:table-cell>
          <table:table-cell office:value-type="float" office:value="77.853" calcext:value-type="float">
            <text:p>77.853</text:p>
          </table:table-cell>
          <table:table-cell office:value-type="float" office:value="12.8418943393318" calcext:value-type="float">
            <text:p>12.8418943393318</text:p>
          </table:table-cell>
          <table:table-cell office:value-type="float" office:value="15" calcext:value-type="float">
            <text:p>1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99.945" calcext:value-type="float">
            <text:p>99.945</text:p>
          </table:table-cell>
          <table:table-cell office:value-type="float" office:value="999.45" calcext:value-type="float">
            <text:p>999.45</text:p>
          </table:table-cell>
          <table:table-cell office:value-type="float" office:value="67.5527" calcext:value-type="float">
            <text:p>67.5527</text:p>
          </table:table-cell>
          <table:table-cell office:value-type="float" office:value="14.7951155172184" calcext:value-type="float">
            <text:p>14.7951155172184</text:p>
          </table:table-cell>
          <table:table-cell office:value-type="float" office:value="12" calcext:value-type="float">
            <text:p>12</text:p>
          </table:table-cell>
          <table:table-cell office:value-type="float" office:value="10.8108108108108" calcext:value-type="float">
            <text:p>10.8108108108108</text:p>
          </table:table-cell>
          <table:table-cell office:value-type="float" office:value="99.8763" calcext:value-type="float">
            <text:p>99.8763</text:p>
          </table:table-cell>
          <table:table-cell office:value-type="float" office:value="998.763" calcext:value-type="float">
            <text:p>998.763</text:p>
          </table:table-cell>
          <table:table-cell office:value-type="float" office:value="72.0462" calcext:value-type="float">
            <text:p>72.0462</text:p>
          </table:table-cell>
          <table:table-cell office:value-type="float" office:value="13.8628130283068" calcext:value-type="float">
            <text:p>13.8628130283068</text:p>
          </table:table-cell>
          <table:table-cell office:value-type="float" office:value="12" calcext:value-type="float">
            <text:p>12</text:p>
          </table:table-cell>
          <table:table-cell office:value-type="float" office:value="12.7659574468085" calcext:value-type="float">
            <text:p>12.7659574468085</text:p>
          </table:table-cell>
        </table:table-row>
        <table:table-row table:style-name="ro1">
          <table:table-cell office:value-type="float" office:value="99.9913" calcext:value-type="float">
            <text:p>99.9913</text:p>
          </table:table-cell>
          <table:table-cell office:value-type="float" office:value="999.913" calcext:value-type="float">
            <text:p>999.913</text:p>
          </table:table-cell>
          <table:table-cell office:value-type="float" office:value="114.764" calcext:value-type="float">
            <text:p>114.764</text:p>
          </table:table-cell>
          <table:table-cell office:value-type="float" office:value="8.71277578334669" calcext:value-type="float">
            <text:p>8.71277578334669</text:p>
          </table:table-cell>
          <table:table-cell office:value-type="float" office:value="16" calcext:value-type="float">
            <text:p>16</text:p>
          </table:table-cell>
          <table:table-cell office:value-type="float" office:value="16.8421052631579" calcext:value-type="float">
            <text:p>16.8421052631579</text:p>
          </table:table-cell>
          <table:table-cell office:value-type="float" office:value="99.999" calcext:value-type="float">
            <text:p>99.999</text:p>
          </table:table-cell>
          <table:table-cell office:value-type="float" office:value="999.99" calcext:value-type="float">
            <text:p>999.99</text:p>
          </table:table-cell>
          <table:table-cell office:value-type="float" office:value="76.4323" calcext:value-type="float">
            <text:p>76.4323</text:p>
          </table:table-cell>
          <table:table-cell office:value-type="float" office:value="13.0833430369098" calcext:value-type="float">
            <text:p>13.0833430369098</text:p>
          </table:table-cell>
          <table:table-cell office:value-type="float" office:value="14" calcext:value-type="float">
            <text:p>14</text:p>
          </table:table-cell>
          <table:table-cell office:value-type="float" office:value="12.6126126126126" calcext:value-type="float">
            <text:p>12.6126126126126</text:p>
          </table:table-cell>
          <table:table-cell office:value-type="float" office:value="99.9909" calcext:value-type="float">
            <text:p>99.9909</text:p>
          </table:table-cell>
          <table:table-cell office:value-type="float" office:value="999.909" calcext:value-type="float">
            <text:p>999.909</text:p>
          </table:table-cell>
          <table:table-cell office:value-type="float" office:value="103.2893" calcext:value-type="float">
            <text:p>103.2893</text:p>
          </table:table-cell>
          <table:table-cell office:value-type="float" office:value="9.68066392162596" calcext:value-type="float">
            <text:p>9.68066392162596</text:p>
          </table:table-cell>
          <table:table-cell office:value-type="float" office:value="16" calcext:value-type="float">
            <text:p>16</text:p>
          </table:table-cell>
          <table:table-cell office:value-type="float" office:value="17.0212765957447" calcext:value-type="float">
            <text:p>17.0212765957447</text:p>
          </table:table-cell>
        </table:table-row>
        <table:table-row table:style-name="ro1">
          <table:table-cell office:value-type="float" office:value="99.8305" calcext:value-type="float">
            <text:p>99.8305</text:p>
          </table:table-cell>
          <table:table-cell office:value-type="float" office:value="998.305" calcext:value-type="float">
            <text:p>998.305</text:p>
          </table:table-cell>
          <table:table-cell office:value-type="float" office:value="93.6705" calcext:value-type="float">
            <text:p>93.6705</text:p>
          </table:table-cell>
          <table:table-cell office:value-type="float" office:value="10.6576243321003" calcext:value-type="float">
            <text:p>10.6576243321003</text:p>
          </table:table-cell>
          <table:table-cell office:value-type="float" office:value="21" calcext:value-type="float">
            <text:p>21</text:p>
          </table:table-cell>
          <table:table-cell office:value-type="float" office:value="22.1052631578947" calcext:value-type="float">
            <text:p>22.1052631578947</text:p>
          </table:table-cell>
          <table:table-cell office:value-type="float" office:value="99.9241" calcext:value-type="float">
            <text:p>99.9241</text:p>
          </table:table-cell>
          <table:table-cell office:value-type="float" office:value="999.241" calcext:value-type="float">
            <text:p>999.241</text:p>
          </table:table-cell>
          <table:table-cell office:value-type="float" office:value="118.4256" calcext:value-type="float">
            <text:p>118.4256</text:p>
          </table:table-cell>
          <table:table-cell office:value-type="float" office:value="8.43771110300476" calcext:value-type="float">
            <text:p>8.43771110300476</text:p>
          </table:table-cell>
          <table:table-cell office:value-type="float" office:value="20" calcext:value-type="float">
            <text:p>20</text:p>
          </table:table-cell>
          <table:table-cell office:value-type="float" office:value="18.018018018018" calcext:value-type="float">
            <text:p>18.018018018018</text:p>
          </table:table-cell>
          <table:table-cell office:value-type="float" office:value="99.8419" calcext:value-type="float">
            <text:p>99.8419</text:p>
          </table:table-cell>
          <table:table-cell office:value-type="float" office:value="998.419" calcext:value-type="float">
            <text:p>998.419</text:p>
          </table:table-cell>
          <table:table-cell office:value-type="float" office:value="96.1969" calcext:value-type="float">
            <text:p>96.1969</text:p>
          </table:table-cell>
          <table:table-cell office:value-type="float" office:value="10.3789103391066" calcext:value-type="float">
            <text:p>10.3789103391066</text:p>
          </table:table-cell>
          <table:table-cell office:value-type="float" office:value="24" calcext:value-type="float">
            <text:p>24</text:p>
          </table:table-cell>
          <table:table-cell office:value-type="float" office:value="25.531914893617" calcext:value-type="float">
            <text:p>25.531914893617</text:p>
          </table:table-cell>
        </table:table-row>
        <table:table-row table:style-name="ro1">
          <table:table-cell office:value-type="float" office:value="54.6256" calcext:value-type="float">
            <text:p>54.6256</text:p>
          </table:table-cell>
          <table:table-cell office:value-type="float" office:value="546.256" calcext:value-type="float">
            <text:p>546.256</text:p>
          </table:table-cell>
          <table:table-cell office:value-type="float" office:value="127.0485" calcext:value-type="float">
            <text:p>127.0485</text:p>
          </table:table-cell>
          <table:table-cell office:value-type="float" office:value="4.29958637843028" calcext:value-type="float">
            <text:p>4.29958637843028</text:p>
          </table:table-cell>
          <table:table-cell office:value-type="float" office:value="28" calcext:value-type="float">
            <text:p>28</text:p>
          </table:table-cell>
          <table:table-cell office:value-type="float" office:value="29.4736842105263" calcext:value-type="float">
            <text:p>29.4736842105263</text:p>
          </table:table-cell>
          <table:table-cell office:value-type="float" office:value="99.9321" calcext:value-type="float">
            <text:p>99.9321</text:p>
          </table:table-cell>
          <table:table-cell office:value-type="float" office:value="999.321" calcext:value-type="float">
            <text:p>999.321</text:p>
          </table:table-cell>
          <table:table-cell office:value-type="float" office:value="199.8156" calcext:value-type="float">
            <text:p>199.8156</text:p>
          </table:table-cell>
          <table:table-cell office:value-type="float" office:value="5.00121612126381" calcext:value-type="float">
            <text:p>5.00121612126381</text:p>
          </table:table-cell>
          <table:table-cell office:value-type="float" office:value="35" calcext:value-type="float">
            <text:p>35</text:p>
          </table:table-cell>
          <table:table-cell office:value-type="float" office:value="31.5315315315315" calcext:value-type="float">
            <text:p>31.5315315315315</text:p>
          </table:table-cell>
          <table:table-cell office:value-type="float" office:value="47.0548" calcext:value-type="float">
            <text:p>47.0548</text:p>
          </table:table-cell>
          <table:table-cell office:value-type="float" office:value="470.548" calcext:value-type="float">
            <text:p>470.548</text:p>
          </table:table-cell>
          <table:table-cell office:value-type="float" office:value="159.5743" calcext:value-type="float">
            <text:p>159.5743</text:p>
          </table:table-cell>
          <table:table-cell office:value-type="float" office:value="2.948770572705" calcext:value-type="float">
            <text:p>2.948770572705</text:p>
          </table:table-cell>
          <table:table-cell office:value-type="float" office:value="29" calcext:value-type="float">
            <text:p>29</text:p>
          </table:table-cell>
          <table:table-cell office:value-type="float" office:value="30.8510638297872" calcext:value-type="float">
            <text:p>30.8510638297872</text:p>
          </table:table-cell>
        </table:table-row>
      </table:table>
      <table:table table:name="6 Trucks" table:style-name="ta1">
        <table:table-column table:style-name="co6" table:number-columns-repeated="18" table:default-cell-style-name="Default"/>
        <table:table-row table:style-name="ro1">
          <table:table-cell office:value-type="string" calcext:value-type="string">
            <text:p>Fill Percentage in Ward 1</text:p>
          </table:table-cell>
          <table:table-cell office:value-type="string" calcext:value-type="string">
            <text:p>Garbage Fill in Ward 1</text:p>
          </table:table-cell>
          <table:table-cell office:value-type="string" calcext:value-type="string">
            <text:p>Distance Travelled in Ward 1</text:p>
          </table:table-cell>
          <table:table-cell office:value-type="string" calcext:value-type="string">
            <text:p>Garbage per meter in Ward 1</text:p>
          </table:table-cell>
          <table:table-cell office:value-type="string" calcext:value-type="string">
            <text:p>Bins covered in Ward 1</text:p>
          </table:table-cell>
          <table:table-cell office:value-type="string" calcext:value-type="string">
            <text:p>Bins covered percentage in Ward 1</text:p>
          </table:table-cell>
          <table:table-cell office:value-type="string" calcext:value-type="string">
            <text:p>Fill Percentage in Ward 2</text:p>
          </table:table-cell>
          <table:table-cell office:value-type="string" calcext:value-type="string">
            <text:p>Garbage Fill in Ward 2</text:p>
          </table:table-cell>
          <table:table-cell office:value-type="string" calcext:value-type="string">
            <text:p>Distance Travelled in Ward 2</text:p>
          </table:table-cell>
          <table:table-cell office:value-type="string" calcext:value-type="string">
            <text:p>Garbage per meter in Ward 2</text:p>
          </table:table-cell>
          <table:table-cell office:value-type="string" calcext:value-type="string">
            <text:p>Bins covered in Ward 2</text:p>
          </table:table-cell>
          <table:table-cell office:value-type="string" calcext:value-type="string">
            <text:p>Bins covered percentage in Ward 2</text:p>
          </table:table-cell>
          <table:table-cell office:value-type="string" calcext:value-type="string">
            <text:p>Fill Percentage in Ward 3</text:p>
          </table:table-cell>
          <table:table-cell office:value-type="string" calcext:value-type="string">
            <text:p>Garbage Fill in Ward 3</text:p>
          </table:table-cell>
          <table:table-cell office:value-type="string" calcext:value-type="string">
            <text:p>Distance Travelled in Ward 3</text:p>
          </table:table-cell>
          <table:table-cell office:value-type="string" calcext:value-type="string">
            <text:p>Garbage per meter in Ward 3</text:p>
          </table:table-cell>
          <table:table-cell office:value-type="string" calcext:value-type="string">
            <text:p>Bins covered in Ward 3</text:p>
          </table:table-cell>
          <table:table-cell office:value-type="string" calcext:value-type="string">
            <text:p>Bins covered percentage in Ward 3</text:p>
          </table:table-cell>
        </table:table-row>
        <table:table-row table:style-name="ro1">
          <table:table-cell office:value-type="float" office:value="99.9814" calcext:value-type="float">
            <text:p>99.9814</text:p>
          </table:table-cell>
          <table:table-cell office:value-type="float" office:value="999.814" calcext:value-type="float">
            <text:p>999.814</text:p>
          </table:table-cell>
          <table:table-cell office:value-type="float" office:value="58.2712" calcext:value-type="float">
            <text:p>58.2712</text:p>
          </table:table-cell>
          <table:table-cell office:value-type="float" office:value="17.1579442331718" calcext:value-type="float">
            <text:p>17.1579442331718</text:p>
          </table:table-cell>
          <table:table-cell office:value-type="float" office:value="15" calcext:value-type="float">
            <text:p>1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99.9707" calcext:value-type="float">
            <text:p>99.9707</text:p>
          </table:table-cell>
          <table:table-cell office:value-type="float" office:value="999.707" calcext:value-type="float">
            <text:p>999.707</text:p>
          </table:table-cell>
          <table:table-cell office:value-type="float" office:value="90.4919" calcext:value-type="float">
            <text:p>90.4919</text:p>
          </table:table-cell>
          <table:table-cell office:value-type="float" office:value="11.0474749673728" calcext:value-type="float">
            <text:p>11.0474749673728</text:p>
          </table:table-cell>
          <table:table-cell office:value-type="float" office:value="11" calcext:value-type="float">
            <text:p>11</text:p>
          </table:table-cell>
          <table:table-cell office:value-type="float" office:value="9.90990990990991" calcext:value-type="float">
            <text:p>9.90990990990991</text:p>
          </table:table-cell>
          <table:table-cell office:value-type="float" office:value="99.9333" calcext:value-type="float">
            <text:p>99.9333</text:p>
          </table:table-cell>
          <table:table-cell office:value-type="float" office:value="999.333" calcext:value-type="float">
            <text:p>999.333</text:p>
          </table:table-cell>
          <table:table-cell office:value-type="float" office:value="107.935" calcext:value-type="float">
            <text:p>107.935</text:p>
          </table:table-cell>
          <table:table-cell office:value-type="float" office:value="9.25865567239542" calcext:value-type="float">
            <text:p>9.25865567239542</text:p>
          </table:table-cell>
          <table:table-cell office:value-type="float" office:value="13" calcext:value-type="float">
            <text:p>13</text:p>
          </table:table-cell>
          <table:table-cell office:value-type="float" office:value="13.8297872340426" calcext:value-type="float">
            <text:p>13.8297872340426</text:p>
          </table:table-cell>
        </table:table-row>
        <table:table-row table:style-name="ro1">
          <table:table-cell office:value-type="float" office:value="99.978" calcext:value-type="float">
            <text:p>99.978</text:p>
          </table:table-cell>
          <table:table-cell office:value-type="float" office:value="999.78" calcext:value-type="float">
            <text:p>999.78</text:p>
          </table:table-cell>
          <table:table-cell office:value-type="float" office:value="77.853" calcext:value-type="float">
            <text:p>77.853</text:p>
          </table:table-cell>
          <table:table-cell office:value-type="float" office:value="12.8418943393318" calcext:value-type="float">
            <text:p>12.8418943393318</text:p>
          </table:table-cell>
          <table:table-cell office:value-type="float" office:value="15" calcext:value-type="float">
            <text:p>1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99.945" calcext:value-type="float">
            <text:p>99.945</text:p>
          </table:table-cell>
          <table:table-cell office:value-type="float" office:value="999.45" calcext:value-type="float">
            <text:p>999.45</text:p>
          </table:table-cell>
          <table:table-cell office:value-type="float" office:value="67.5527" calcext:value-type="float">
            <text:p>67.5527</text:p>
          </table:table-cell>
          <table:table-cell office:value-type="float" office:value="14.7951155172184" calcext:value-type="float">
            <text:p>14.7951155172184</text:p>
          </table:table-cell>
          <table:table-cell office:value-type="float" office:value="12" calcext:value-type="float">
            <text:p>12</text:p>
          </table:table-cell>
          <table:table-cell office:value-type="float" office:value="10.8108108108108" calcext:value-type="float">
            <text:p>10.8108108108108</text:p>
          </table:table-cell>
          <table:table-cell office:value-type="float" office:value="99.8763" calcext:value-type="float">
            <text:p>99.8763</text:p>
          </table:table-cell>
          <table:table-cell office:value-type="float" office:value="998.763" calcext:value-type="float">
            <text:p>998.763</text:p>
          </table:table-cell>
          <table:table-cell office:value-type="float" office:value="72.0462" calcext:value-type="float">
            <text:p>72.0462</text:p>
          </table:table-cell>
          <table:table-cell office:value-type="float" office:value="13.8628130283068" calcext:value-type="float">
            <text:p>13.8628130283068</text:p>
          </table:table-cell>
          <table:table-cell office:value-type="float" office:value="12" calcext:value-type="float">
            <text:p>12</text:p>
          </table:table-cell>
          <table:table-cell office:value-type="float" office:value="12.7659574468085" calcext:value-type="float">
            <text:p>12.7659574468085</text:p>
          </table:table-cell>
        </table:table-row>
        <table:table-row table:style-name="ro1">
          <table:table-cell office:value-type="float" office:value="99.9913" calcext:value-type="float">
            <text:p>99.9913</text:p>
          </table:table-cell>
          <table:table-cell office:value-type="float" office:value="999.913" calcext:value-type="float">
            <text:p>999.913</text:p>
          </table:table-cell>
          <table:table-cell office:value-type="float" office:value="114.764" calcext:value-type="float">
            <text:p>114.764</text:p>
          </table:table-cell>
          <table:table-cell office:value-type="float" office:value="8.71277578334669" calcext:value-type="float">
            <text:p>8.71277578334669</text:p>
          </table:table-cell>
          <table:table-cell office:value-type="float" office:value="16" calcext:value-type="float">
            <text:p>16</text:p>
          </table:table-cell>
          <table:table-cell office:value-type="float" office:value="16.8421052631579" calcext:value-type="float">
            <text:p>16.8421052631579</text:p>
          </table:table-cell>
          <table:table-cell office:value-type="float" office:value="99.999" calcext:value-type="float">
            <text:p>99.999</text:p>
          </table:table-cell>
          <table:table-cell office:value-type="float" office:value="999.99" calcext:value-type="float">
            <text:p>999.99</text:p>
          </table:table-cell>
          <table:table-cell office:value-type="float" office:value="76.4323" calcext:value-type="float">
            <text:p>76.4323</text:p>
          </table:table-cell>
          <table:table-cell office:value-type="float" office:value="13.0833430369098" calcext:value-type="float">
            <text:p>13.0833430369098</text:p>
          </table:table-cell>
          <table:table-cell office:value-type="float" office:value="14" calcext:value-type="float">
            <text:p>14</text:p>
          </table:table-cell>
          <table:table-cell office:value-type="float" office:value="12.6126126126126" calcext:value-type="float">
            <text:p>12.6126126126126</text:p>
          </table:table-cell>
          <table:table-cell office:value-type="float" office:value="99.9909" calcext:value-type="float">
            <text:p>99.9909</text:p>
          </table:table-cell>
          <table:table-cell office:value-type="float" office:value="999.909" calcext:value-type="float">
            <text:p>999.909</text:p>
          </table:table-cell>
          <table:table-cell office:value-type="float" office:value="103.2893" calcext:value-type="float">
            <text:p>103.2893</text:p>
          </table:table-cell>
          <table:table-cell office:value-type="float" office:value="9.68066392162596" calcext:value-type="float">
            <text:p>9.68066392162596</text:p>
          </table:table-cell>
          <table:table-cell office:value-type="float" office:value="16" calcext:value-type="float">
            <text:p>16</text:p>
          </table:table-cell>
          <table:table-cell office:value-type="float" office:value="17.0212765957447" calcext:value-type="float">
            <text:p>17.0212765957447</text:p>
          </table:table-cell>
        </table:table-row>
        <table:table-row table:style-name="ro1">
          <table:table-cell office:value-type="float" office:value="99.8305" calcext:value-type="float">
            <text:p>99.8305</text:p>
          </table:table-cell>
          <table:table-cell office:value-type="float" office:value="998.305" calcext:value-type="float">
            <text:p>998.305</text:p>
          </table:table-cell>
          <table:table-cell office:value-type="float" office:value="93.6705" calcext:value-type="float">
            <text:p>93.6705</text:p>
          </table:table-cell>
          <table:table-cell office:value-type="float" office:value="10.6576243321003" calcext:value-type="float">
            <text:p>10.6576243321003</text:p>
          </table:table-cell>
          <table:table-cell office:value-type="float" office:value="21" calcext:value-type="float">
            <text:p>21</text:p>
          </table:table-cell>
          <table:table-cell office:value-type="float" office:value="22.1052631578947" calcext:value-type="float">
            <text:p>22.1052631578947</text:p>
          </table:table-cell>
          <table:table-cell office:value-type="float" office:value="99.9241" calcext:value-type="float">
            <text:p>99.9241</text:p>
          </table:table-cell>
          <table:table-cell office:value-type="float" office:value="999.241" calcext:value-type="float">
            <text:p>999.241</text:p>
          </table:table-cell>
          <table:table-cell office:value-type="float" office:value="118.4256" calcext:value-type="float">
            <text:p>118.4256</text:p>
          </table:table-cell>
          <table:table-cell office:value-type="float" office:value="8.43771110300476" calcext:value-type="float">
            <text:p>8.43771110300476</text:p>
          </table:table-cell>
          <table:table-cell office:value-type="float" office:value="20" calcext:value-type="float">
            <text:p>20</text:p>
          </table:table-cell>
          <table:table-cell office:value-type="float" office:value="18.018018018018" calcext:value-type="float">
            <text:p>18.018018018018</text:p>
          </table:table-cell>
          <table:table-cell office:value-type="float" office:value="99.8419" calcext:value-type="float">
            <text:p>99.8419</text:p>
          </table:table-cell>
          <table:table-cell office:value-type="float" office:value="998.419" calcext:value-type="float">
            <text:p>998.419</text:p>
          </table:table-cell>
          <table:table-cell office:value-type="float" office:value="96.1969" calcext:value-type="float">
            <text:p>96.1969</text:p>
          </table:table-cell>
          <table:table-cell office:value-type="float" office:value="10.3789103391066" calcext:value-type="float">
            <text:p>10.3789103391066</text:p>
          </table:table-cell>
          <table:table-cell office:value-type="float" office:value="24" calcext:value-type="float">
            <text:p>24</text:p>
          </table:table-cell>
          <table:table-cell office:value-type="float" office:value="25.531914893617" calcext:value-type="float">
            <text:p>25.531914893617</text:p>
          </table:table-cell>
        </table:table-row>
        <table:table-row table:style-name="ro1">
          <table:table-cell office:value-type="float" office:value="54.6256" calcext:value-type="float">
            <text:p>54.6256</text:p>
          </table:table-cell>
          <table:table-cell office:value-type="float" office:value="546.256" calcext:value-type="float">
            <text:p>546.256</text:p>
          </table:table-cell>
          <table:table-cell office:value-type="float" office:value="127.0485" calcext:value-type="float">
            <text:p>127.0485</text:p>
          </table:table-cell>
          <table:table-cell office:value-type="float" office:value="4.29958637843028" calcext:value-type="float">
            <text:p>4.29958637843028</text:p>
          </table:table-cell>
          <table:table-cell office:value-type="float" office:value="28" calcext:value-type="float">
            <text:p>28</text:p>
          </table:table-cell>
          <table:table-cell office:value-type="float" office:value="29.4736842105263" calcext:value-type="float">
            <text:p>29.4736842105263</text:p>
          </table:table-cell>
          <table:table-cell office:value-type="float" office:value="99.9321" calcext:value-type="float">
            <text:p>99.9321</text:p>
          </table:table-cell>
          <table:table-cell office:value-type="float" office:value="999.321" calcext:value-type="float">
            <text:p>999.321</text:p>
          </table:table-cell>
          <table:table-cell office:value-type="float" office:value="199.8156" calcext:value-type="float">
            <text:p>199.8156</text:p>
          </table:table-cell>
          <table:table-cell office:value-type="float" office:value="5.00121612126381" calcext:value-type="float">
            <text:p>5.00121612126381</text:p>
          </table:table-cell>
          <table:table-cell office:value-type="float" office:value="35" calcext:value-type="float">
            <text:p>35</text:p>
          </table:table-cell>
          <table:table-cell office:value-type="float" office:value="31.5315315315315" calcext:value-type="float">
            <text:p>31.5315315315315</text:p>
          </table:table-cell>
          <table:table-cell office:value-type="float" office:value="47.0548" calcext:value-type="float">
            <text:p>47.0548</text:p>
          </table:table-cell>
          <table:table-cell office:value-type="float" office:value="470.548" calcext:value-type="float">
            <text:p>470.548</text:p>
          </table:table-cell>
          <table:table-cell office:value-type="float" office:value="159.5743" calcext:value-type="float">
            <text:p>159.5743</text:p>
          </table:table-cell>
          <table:table-cell office:value-type="float" office:value="2.948770572705" calcext:value-type="float">
            <text:p>2.948770572705</text:p>
          </table:table-cell>
          <table:table-cell office:value-type="float" office:value="29" calcext:value-type="float">
            <text:p>29</text:p>
          </table:table-cell>
          <table:table-cell office:value-type="float" office:value="30.8510638297872" calcext:value-type="float">
            <text:p>30.8510638297872</text:p>
          </table:table-cell>
        </table:table-row>
        <table:table-row table:style-name="ro1">
          <table:table-cell table:number-columns-repeated="6"/>
          <table:table-cell office:value-type="float" office:value="14.5007" calcext:value-type="float">
            <text:p>14.5007</text:p>
          </table:table-cell>
          <table:table-cell office:value-type="float" office:value="145.007" calcext:value-type="float">
            <text:p>145.007</text:p>
          </table:table-cell>
          <table:table-cell office:value-type="float" office:value="71.5685" calcext:value-type="float">
            <text:p>71.5685</text:p>
          </table:table-cell>
          <table:table-cell office:value-type="float" office:value="2.02612881365405" calcext:value-type="float">
            <text:p>2.02612881365405</text:p>
          </table:table-cell>
          <table:table-cell office:value-type="float" office:value="19" calcext:value-type="float">
            <text:p>19</text:p>
          </table:table-cell>
          <table:table-cell office:value-type="float" office:value="17.1171171171171" calcext:value-type="float">
            <text:p>17.117117117117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14T19:50:39.444440011</dc:date>
    <meta:editing-duration>PT9M28S</meta:editing-duration>
    <meta:editing-cycles>2</meta:editing-cycles>
    <meta:generator>LibreOffice/7.3.5.2$Linux_X86_64 LibreOffice_project/30$Build-2</meta:generator>
    <meta:document-statistic meta:table-count="7" meta:cell-count="622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102cm"/>
    </style:style>
    <style:style style:name="ch2" style:family="chart">
      <style:chart-properties style:rotation-angle="0"/>
      <style:text-properties fo:font-family="'CMU Serif'" style:font-style-name="Roman" style:font-family-generic="roman" fo:font-size="12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1pt" style:font-size-asian="10pt" style:font-size-complex="10pt"/>
    </style:style>
    <style:style style:name="ch5" style:family="chart">
      <style:chart-properties chart:auto-position="true" style:rotation-angle="0"/>
      <style:text-properties fo:font-family="'CMU Serif'" style:font-style-name="Roman" style:font-family-generic="roman" fo:font-size="11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1pt" style:font-size-asian="10pt" style:font-size-complex="10pt"/>
    </style:style>
    <style:style style:name="ch7" style:family="chart">
      <style:chart-properties chart:auto-position="true" style:rotation-angle="90"/>
      <style:text-properties fo:font-family="'CMU Serif'" style:font-style-name="Roman" style:font-family-generic="roman" fo:font-size="11pt" style:font-size-asian="9pt" style:font-size-complex="9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761cm" svg:height="8.367cm" xlink:href=".." xlink:type="simple" chart:class="chart:line" chart:style-name="ch1">
        <chart:subtitle svg:x="4.897cm" svg:y="0.543cm" chart:style-name="ch2">
          <text:p>(a)</text:p>
        </chart:subtitle>
        <chart:plot-area chart:style-name="ch3" table:cell-range-address="'Total Data'.A4:'Total Data'.B9 'Total Data'.A1:'Total Data'.A1 'Total Data'.A11:'Total Data'.A11 'Total Data'.B14:'Total Data'.B19" chart:data-source-has-labels="both" svg:x="0.707cm" svg:y="1.04cm" svg:width="7.69cm" svg:height="6.649cm">
          <chart:coordinate-region svg:x="1.805cm" svg:y="1.305cm" svg:width="6.484cm" svg:height="5.605cm"/>
          <chart:axis chart:dimension="x" chart:name="primary-x" chart:style-name="ch4" chartooo:axis-type="auto">
            <chartooo:date-scale/>
            <chart:title svg:x="1.915cm" svg:y="7.606cm" chart:style-name="ch5">
              <text:p>Number of collection vehicles</text:p>
            </chart:title>
            <chart:categories table:cell-range-address="'Total Data'.A4:'Total Data'.A9"/>
          </chart:axis>
          <chart:axis chart:dimension="y" chart:name="primary-y" chart:style-name="ch6">
            <chart:title svg:x="0.001cm" svg:y="6.366cm" chart:style-name="ch7">
              <text:p>Waste collected (KG)</text:p>
            </chart:title>
          </chart:axis>
          <chart:series chart:style-name="ch8" chart:values-cell-range-address="'Total Data'.B4:'Total Data'.B9" chart:label-cell-address="'Total Data'.A1:'Total Data'.A1" chart:class="chart:line">
            <chart:data-point chart:repeated="6"/>
          </chart:series>
          <chart:series chart:style-name="ch9" chart:values-cell-range-address="'Total Data'.B14:'Total Data'.B19" chart:label-cell-address="'Total Data'.A11:'Total Data'.A1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'Total Data'.A1:'Total Data'.A1</svg:desc>
                </draw:g>
              </table:table-cell>
              <table:table-cell office:value-type="string">
                <text:p>Dynamic</text:p>
                <draw:g>
                  <svg:desc>'Total Data'.A11:'Total Data'.A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otal Data'.A4:'Total Data'.A9</svg:desc>
                </draw:g>
              </table:table-cell>
              <table:table-cell office:value-type="float" office:value="999.814">
                <text:p>999.814</text:p>
                <draw:g>
                  <svg:desc>'Total Data'.B4:'Total Data'.B9</svg:desc>
                </draw:g>
              </table:table-cell>
              <table:table-cell office:value-type="float" office:value="999.89">
                <text:p>999.89</text:p>
                <draw:g>
                  <svg:desc>'Total Data'.B14:'Total Data'.B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999.594">
                <text:p>1999.594</text:p>
              </table:table-cell>
              <table:table-cell office:value-type="float" office:value="1992.68">
                <text:p>1992.6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999.507">
                <text:p>2999.507</text:p>
              </table:table-cell>
              <table:table-cell office:value-type="float" office:value="2989.61">
                <text:p>2989.6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997.812">
                <text:p>3997.812</text:p>
              </table:table-cell>
              <table:table-cell office:value-type="float" office:value="3989.43">
                <text:p>3989.4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544.068">
                <text:p>4544.068</text:p>
              </table:table-cell>
              <table:table-cell office:value-type="float" office:value="4961.06">
                <text:p>4961.0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544.068">
                <text:p>4544.068</text:p>
              </table:table-cell>
              <table:table-cell office:value-type="float" office:value="5282.82">
                <text:p>5282.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102cm"/>
    </style:style>
    <style:style style:name="ch2" style:family="chart">
      <style:chart-properties style:rotation-angle="0"/>
      <style:text-properties fo:font-family="'CMU Serif'" style:font-style-name="Roman" style:font-family-generic="roman" fo:font-size="12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1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11pt" style:font-size-asian="9pt" style:font-size-complex="9pt"/>
    </style:style>
    <style:style style:name="ch6" style:family="chart">
      <style:chart-properties style:rotation-angle="90"/>
      <style:text-properties fo:font-family="'CMU Serif'" style:font-style-name="Roman" style:font-family-generic="roman" fo:font-size="11pt" style:font-size-asian="9pt" style:font-size-complex="9pt"/>
    </style:style>
    <style:style style:name="ch7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762cm" svg:height="8.353cm" xlink:href=".." xlink:type="simple" chart:class="chart:line" chart:style-name="ch1">
        <chart:subtitle svg:x="4.903cm" svg:y="0.533cm" chart:style-name="ch2">
          <text:p>(b)</text:p>
        </chart:subtitle>
        <chart:plot-area chart:style-name="ch3" table:cell-range-address="'Total Data'.A4:'Total Data'.A9 'Total Data'.A1:'Total Data'.A1 'Total Data'.C4:'Total Data'.C9 'Total Data'.A11:'Total Data'.A11 'Total Data'.C14:'Total Data'.C19" chart:data-source-has-labels="both" svg:x="0.917cm" svg:y="1.03cm" svg:width="7.47cm" svg:height="6.656cm">
          <chart:coordinate-region svg:x="1.803cm" svg:y="1.295cm" svg:width="6.476cm" svg:height="5.612cm"/>
          <chart:axis chart:dimension="x" chart:name="primary-x" chart:style-name="ch4" chartooo:axis-type="auto">
            <chartooo:date-scale/>
            <chart:title svg:x="2.286cm" svg:y="7.672cm" chart:style-name="ch5">
              <text:p>Number of collection vehicles</text:p>
            </chart:title>
            <chart:categories table:cell-range-address="'Total Data'.A4:'Total Data'.A9"/>
          </chart:axis>
          <chart:axis chart:dimension="y" chart:name="primary-y" chart:style-name="ch4">
            <chart:title svg:x="0.001cm" svg:y="6.448cm" chart:style-name="ch6">
              <text:p>Distance travelled (Km)</text:p>
            </chart:title>
          </chart:axis>
          <chart:series chart:style-name="ch7" chart:values-cell-range-address="'Total Data'.C4:'Total Data'.C9" chart:label-cell-address="'Total Data'.A1:'Total Data'.A1" chart:class="chart:line">
            <chart:data-point chart:repeated="6"/>
          </chart:series>
          <chart:series chart:style-name="ch8" chart:values-cell-range-address="'Total Data'.C14:'Total Data'.C19" chart:label-cell-address="'Total Data'.A11:'Total Data'.A1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'Total Data'.A1:'Total Data'.A1</svg:desc>
                </draw:g>
              </table:table-cell>
              <table:table-cell office:value-type="string">
                <text:p>Dynamic</text:p>
                <draw:g>
                  <svg:desc>'Total Data'.A11:'Total Data'.A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otal Data'.A4:'Total Data'.A9</svg:desc>
                </draw:g>
              </table:table-cell>
              <table:table-cell office:value-type="float" office:value="58.2721">
                <text:p>58.2721</text:p>
                <draw:g>
                  <svg:desc>'Total Data'.C4:'Total Data'.C9</svg:desc>
                </draw:g>
              </table:table-cell>
              <table:table-cell office:value-type="float" office:value="39.79">
                <text:p>39.79</text:p>
                <draw:g>
                  <svg:desc>'Total Data'.C14:'Total Data'.C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36.1242">
                <text:p>136.1242</text:p>
              </table:table-cell>
              <table:table-cell office:value-type="float" office:value="99.58">
                <text:p>99.5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0.8882">
                <text:p>250.8882</text:p>
              </table:table-cell>
              <table:table-cell office:value-type="float" office:value="142.05">
                <text:p>142.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44.5587">
                <text:p>344.5587</text:p>
              </table:table-cell>
              <table:table-cell office:value-type="float" office:value="208.59">
                <text:p>208.5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71.6072">
                <text:p>471.6072</text:p>
              </table:table-cell>
              <table:table-cell office:value-type="float" office:value="321.16">
                <text:p>321.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71.6072">
                <text:p>471.6072</text:p>
              </table:table-cell>
              <table:table-cell office:value-type="float" office:value="362.89">
                <text:p>362.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102cm"/>
    </style:style>
    <style:style style:name="ch2" style:family="chart">
      <style:chart-properties style:rotation-angle="0"/>
      <style:text-properties fo:font-family="'CMU Serif'" style:font-style-name="Roman" style:font-family-generic="roman" fo:font-size="12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1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11pt" style:font-size-asian="9pt" style:font-size-complex="9pt"/>
    </style:style>
    <style:style style:name="ch6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1pt" style:font-size-asian="10pt" style:font-size-complex="10pt"/>
    </style:style>
    <style:style style:name="ch7" style:family="chart">
      <style:chart-properties style:rotation-angle="90"/>
      <style:text-properties fo:font-family="'CMU Serif'" style:font-style-name="Roman" style:font-family-generic="roman" fo:font-size="11pt" style:font-size-asian="9pt" style:font-size-complex="9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755cm" svg:height="8.358cm" xlink:href=".." xlink:type="simple" chart:class="chart:line" chart:style-name="ch1">
        <chart:subtitle svg:x="4.902cm" svg:y="0.533cm" chart:style-name="ch2">
          <text:p>(c)</text:p>
        </chart:subtitle>
        <chart:plot-area chart:style-name="ch3" table:cell-range-address="'Total Data'.A4:'Total Data'.A9 'Total Data'.A1:'Total Data'.A1 'Total Data'.D4:'Total Data'.D9 'Total Data'.A11:'Total Data'.A11 'Total Data'.D14:'Total Data'.D19" chart:data-source-has-labels="both" svg:x="0.917cm" svg:y="1.029cm" svg:width="7.47cm" svg:height="6.656cm">
          <chart:coordinate-region svg:x="1.803cm" svg:y="1.294cm" svg:width="6.476cm" svg:height="5.612cm"/>
          <chart:axis chart:dimension="x" chart:name="primary-x" chart:style-name="ch4" chartooo:axis-type="auto">
            <chartooo:date-scale/>
            <chart:title svg:x="2.286cm" svg:y="7.621cm" chart:style-name="ch5">
              <text:p>Number of collection vehicles</text:p>
            </chart:title>
            <chart:categories table:cell-range-address="'Total Data'.A4:'Total Data'.A9"/>
          </chart:axis>
          <chart:axis chart:dimension="y" chart:name="primary-y" chart:style-name="ch6">
            <chart:title svg:x="0.001cm" svg:y="6.608cm" chart:style-name="ch7">
              <text:p>Bins collected percentage</text:p>
            </chart:title>
          </chart:axis>
          <chart:series chart:style-name="ch8" chart:values-cell-range-address="'Total Data'.D4:'Total Data'.D9" chart:label-cell-address="'Total Data'.A1:'Total Data'.A1" chart:class="chart:line">
            <chart:data-point chart:repeated="6"/>
          </chart:series>
          <chart:series chart:style-name="ch9" chart:values-cell-range-address="'Total Data'.D14:'Total Data'.D19" chart:label-cell-address="'Total Data'.A11:'Total Data'.A1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'Total Data'.A1:'Total Data'.A1</svg:desc>
                </draw:g>
              </table:table-cell>
              <table:table-cell office:value-type="string">
                <text:p>Dynamic</text:p>
                <draw:g>
                  <svg:desc>'Total Data'.A11:'Total Data'.A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otal Data'.A4:'Total Data'.A9</svg:desc>
                </draw:g>
              </table:table-cell>
              <table:table-cell office:value-type="float" office:value="15.7895">
                <text:p>15.7895</text:p>
                <draw:g>
                  <svg:desc>'Total Data'.D4:'Total Data'.D9</svg:desc>
                </draw:g>
              </table:table-cell>
              <table:table-cell office:value-type="float" office:value="15.7895">
                <text:p>15.7895</text:p>
                <draw:g>
                  <svg:desc>'Total Data'.D14:'Total Data'.D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1.579">
                <text:p>31.579</text:p>
              </table:table-cell>
              <table:table-cell office:value-type="float" office:value="32.6316">
                <text:p>32.631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8.4211">
                <text:p>48.4211</text:p>
              </table:table-cell>
              <table:table-cell office:value-type="float" office:value="48.4211">
                <text:p>48.42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0.5263">
                <text:p>70.5263</text:p>
              </table:table-cell>
              <table:table-cell office:value-type="float" office:value="67.3684">
                <text:p>67.368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92.6316">
                <text:p>92.63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erif'" style:font-style-name="Roman" style:font-family-generic="roman" fo:font-size="12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1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11pt" style:font-size-asian="9pt" style:font-size-complex="9pt"/>
    </style:style>
    <style:style style:name="ch6" style:family="chart">
      <style:chart-properties style:rotation-angle="90"/>
      <style:text-properties fo:font-family="'CMU Serif'" style:font-style-name="Roman" style:font-family-generic="roman" fo:font-size="11pt" style:font-size-asian="9pt" style:font-size-complex="9pt"/>
    </style:style>
    <style:style style:name="ch7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755cm" svg:height="8.358cm" xlink:href=".." xlink:type="simple" chart:class="chart:line" chart:style-name="ch1">
        <chart:subtitle svg:x="4.903cm" svg:y="0.533cm" chart:style-name="ch2">
          <text:p>(d)</text:p>
        </chart:subtitle>
        <chart:plot-area chart:style-name="ch3" table:cell-range-address="'Total Data'.A4:'Total Data'.A9 'Total Data'.A1:'Total Data'.A1 'Total Data'.E4:'Total Data'.E9 'Total Data'.A11:'Total Data'.A11 'Total Data'.E14:'Total Data'.E19" chart:data-source-has-labels="both" svg:x="0.705cm" svg:y="1.028cm" svg:width="7.682cm" svg:height="6.657cm">
          <chart:coordinate-region svg:x="1.803cm" svg:y="1.294cm" svg:width="6.476cm" svg:height="5.612cm"/>
          <chart:axis chart:dimension="x" chart:name="primary-x" chart:style-name="ch4" chartooo:axis-type="auto">
            <chartooo:date-scale/>
            <chart:title svg:x="2.279cm" svg:y="7.697cm" chart:style-name="ch5">
              <text:p>Number of collection vehicles</text:p>
            </chart:title>
            <chart:categories table:cell-range-address="'Total Data'.A4:'Total Data'.A9"/>
          </chart:axis>
          <chart:axis chart:dimension="y" chart:name="primary-y" chart:style-name="ch4">
            <chart:title svg:x="0.001cm" svg:y="6.054cm" chart:style-name="ch6">
              <text:p>Waste collected (KG)</text:p>
            </chart:title>
          </chart:axis>
          <chart:series chart:style-name="ch7" chart:values-cell-range-address="'Total Data'.E4:'Total Data'.E9" chart:label-cell-address="'Total Data'.A1:'Total Data'.A1" chart:class="chart:line">
            <chart:data-point chart:repeated="6"/>
          </chart:series>
          <chart:series chart:style-name="ch8" chart:values-cell-range-address="'Total Data'.E14:'Total Data'.E19" chart:label-cell-address="'Total Data'.A11:'Total Data'.A1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'Total Data'.A1:'Total Data'.A1</svg:desc>
                </draw:g>
              </table:table-cell>
              <table:table-cell office:value-type="string">
                <text:p>Dynamic</text:p>
                <draw:g>
                  <svg:desc>'Total Data'.A11:'Total Data'.A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otal Data'.A4:'Total Data'.A9</svg:desc>
                </draw:g>
              </table:table-cell>
              <table:table-cell office:value-type="float" office:value="999.707">
                <text:p>999.707</text:p>
                <draw:g>
                  <svg:desc>'Total Data'.E4:'Total Data'.E9</svg:desc>
                </draw:g>
              </table:table-cell>
              <table:table-cell office:value-type="float" office:value="997.36">
                <text:p>997.36</text:p>
                <draw:g>
                  <svg:desc>'Total Data'.E14:'Total Data'.E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999.157">
                <text:p>1999.157</text:p>
              </table:table-cell>
              <table:table-cell office:value-type="float" office:value="1994.29">
                <text:p>1994.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999.147">
                <text:p>2999.147</text:p>
              </table:table-cell>
              <table:table-cell office:value-type="float" office:value="2997.77">
                <text:p>2997.7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998.388">
                <text:p>3998.388</text:p>
              </table:table-cell>
              <table:table-cell office:value-type="float" office:value="3986.17">
                <text:p>3986.1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997.709">
                <text:p>4997.709</text:p>
              </table:table-cell>
              <table:table-cell office:value-type="float" office:value="4966.69">
                <text:p>4966.6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142.716">
                <text:p>5142.716</text:p>
              </table:table-cell>
              <table:table-cell office:value-type="float" office:value="5959.62">
                <text:p>5959.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erif'" style:font-style-name="Roman" style:font-family-generic="roman" fo:font-size="12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1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11pt" style:font-size-asian="9pt" style:font-size-complex="9pt"/>
    </style:style>
    <style:style style:name="ch6" style:family="chart">
      <style:chart-properties style:rotation-angle="90"/>
      <style:text-properties fo:font-family="'CMU Serif'" style:font-style-name="Roman" style:font-family-generic="roman" fo:font-size="11pt" style:font-size-asian="9pt" style:font-size-complex="9pt"/>
    </style:style>
    <style:style style:name="ch7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755cm" svg:height="8.358cm" xlink:href=".." xlink:type="simple" chart:class="chart:line" chart:style-name="ch1">
        <chart:subtitle svg:x="4.902cm" svg:y="0.533cm" chart:style-name="ch2">
          <text:p>(e)</text:p>
        </chart:subtitle>
        <chart:plot-area chart:style-name="ch3" table:cell-range-address="'Total Data'.A4:'Total Data'.A9 'Total Data'.A1:'Total Data'.A1 'Total Data'.C4:'Total Data'.C9 'Total Data'.A11:'Total Data'.A11 'Total Data'.F14:'Total Data'.F19" chart:data-source-has-labels="both" svg:x="0.917cm" svg:y="1.029cm" svg:width="7.47cm" svg:height="6.656cm">
          <chart:coordinate-region svg:x="1.803cm" svg:y="1.294cm" svg:width="6.476cm" svg:height="5.612cm"/>
          <chart:axis chart:dimension="x" chart:name="primary-x" chart:style-name="ch4" chartooo:axis-type="auto">
            <chartooo:date-scale/>
            <chart:title svg:x="2.286cm" svg:y="7.672cm" chart:style-name="ch5">
              <text:p>Number of collection vehicles</text:p>
            </chart:title>
            <chart:categories table:cell-range-address="'Total Data'.A4:'Total Data'.A9"/>
          </chart:axis>
          <chart:axis chart:dimension="y" chart:name="primary-y" chart:style-name="ch4">
            <chart:title svg:x="0.128cm" svg:y="6.448cm" chart:style-name="ch6">
              <text:p>Distance travelled (Km)</text:p>
            </chart:title>
          </chart:axis>
          <chart:series chart:style-name="ch7" chart:values-cell-range-address="'Total Data'.C4:'Total Data'.C9" chart:label-cell-address="'Total Data'.A1:'Total Data'.A1" chart:class="chart:line">
            <chart:data-point chart:repeated="6"/>
          </chart:series>
          <chart:series chart:style-name="ch8" chart:values-cell-range-address="'Total Data'.F14:'Total Data'.F19" chart:label-cell-address="'Total Data'.A11:'Total Data'.A1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'Total Data'.A1:'Total Data'.A1</svg:desc>
                </draw:g>
              </table:table-cell>
              <table:table-cell office:value-type="string">
                <text:p>Dynamic</text:p>
                <draw:g>
                  <svg:desc>'Total Data'.A11:'Total Data'.A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otal Data'.A4:'Total Data'.A9</svg:desc>
                </draw:g>
              </table:table-cell>
              <table:table-cell office:value-type="float" office:value="58.2721">
                <text:p>58.2721</text:p>
                <draw:g>
                  <svg:desc>'Total Data'.C4:'Total Data'.C9</svg:desc>
                </draw:g>
              </table:table-cell>
              <table:table-cell office:value-type="float" office:value="63.11">
                <text:p>63.11</text:p>
                <draw:g>
                  <svg:desc>'Total Data'.F14:'Total Data'.F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36.1242">
                <text:p>136.1242</text:p>
              </table:table-cell>
              <table:table-cell office:value-type="float" office:value="129.37">
                <text:p>129.3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0.8882">
                <text:p>250.8882</text:p>
              </table:table-cell>
              <table:table-cell office:value-type="float" office:value="195.04">
                <text:p>195.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44.5587">
                <text:p>344.5587</text:p>
              </table:table-cell>
              <table:table-cell office:value-type="float" office:value="279.63">
                <text:p>279.6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71.6072">
                <text:p>471.6072</text:p>
              </table:table-cell>
              <table:table-cell office:value-type="float" office:value="345.68">
                <text:p>345.6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71.6072">
                <text:p>471.6072</text:p>
              </table:table-cell>
              <table:table-cell office:value-type="float" office:value="433.19">
                <text:p>433.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erif'" style:font-style-name="Roman" style:font-family-generic="roman" fo:font-size="12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1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11pt" style:font-size-asian="9pt" style:font-size-complex="9pt"/>
    </style:style>
    <style:style style:name="ch6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1pt" style:font-size-asian="10pt" style:font-size-complex="10pt"/>
    </style:style>
    <style:style style:name="ch7" style:family="chart">
      <style:chart-properties style:rotation-angle="90"/>
      <style:text-properties fo:font-family="'CMU Serif'" style:font-style-name="Roman" style:font-family-generic="roman" fo:font-size="11pt" style:font-size-asian="9pt" style:font-size-complex="9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755cm" svg:height="8.358cm" xlink:href=".." xlink:type="simple" chart:class="chart:line" chart:style-name="ch1">
        <chart:subtitle svg:x="4.904cm" svg:y="0.533cm" chart:style-name="ch2">
          <text:p>(f)</text:p>
        </chart:subtitle>
        <chart:plot-area chart:style-name="ch3" table:cell-range-address="'Total Data'.A4:'Total Data'.A9 'Total Data'.A1:'Total Data'.A1 'Total Data'.G4:'Total Data'.G9 'Total Data'.A11:'Total Data'.A11 'Total Data'.G14:'Total Data'.G19" chart:data-source-has-labels="both" svg:x="0.917cm" svg:y="1.029cm" svg:width="7.47cm" svg:height="6.656cm">
          <chart:coordinate-region svg:x="1.803cm" svg:y="1.294cm" svg:width="6.476cm" svg:height="5.612cm"/>
          <chart:axis chart:dimension="x" chart:name="primary-x" chart:style-name="ch4" chartooo:axis-type="auto">
            <chartooo:date-scale/>
            <chart:title svg:x="2.286cm" svg:y="7.672cm" chart:style-name="ch5">
              <text:p>Number of collection vehicles</text:p>
            </chart:title>
            <chart:categories table:cell-range-address="'Total Data'.A4:'Total Data'.A9"/>
          </chart:axis>
          <chart:axis chart:dimension="y" chart:name="primary-y" chart:style-name="ch6">
            <chart:title svg:x="0.001cm" svg:y="6.608cm" chart:style-name="ch7">
              <text:p>Bins collected percentage</text:p>
            </chart:title>
          </chart:axis>
          <chart:series chart:style-name="ch8" chart:values-cell-range-address="'Total Data'.G4:'Total Data'.G9" chart:label-cell-address="'Total Data'.A1:'Total Data'.A1" chart:class="chart:line">
            <chart:data-point chart:repeated="6"/>
          </chart:series>
          <chart:series chart:style-name="ch9" chart:values-cell-range-address="'Total Data'.G14:'Total Data'.G19" chart:label-cell-address="'Total Data'.A11:'Total Data'.A1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'Total Data'.A1:'Total Data'.A1</svg:desc>
                </draw:g>
              </table:table-cell>
              <table:table-cell office:value-type="string">
                <text:p>Dynamic</text:p>
                <draw:g>
                  <svg:desc>'Total Data'.A11:'Total Data'.A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otal Data'.A4:'Total Data'.A9</svg:desc>
                </draw:g>
              </table:table-cell>
              <table:table-cell office:value-type="float" office:value="9.9099">
                <text:p>9.9099</text:p>
                <draw:g>
                  <svg:desc>'Total Data'.G4:'Total Data'.G9</svg:desc>
                </draw:g>
              </table:table-cell>
              <table:table-cell office:value-type="float" office:value="13.5135">
                <text:p>13.5135</text:p>
                <draw:g>
                  <svg:desc>'Total Data'.G14:'Total Data'.G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0.7207">
                <text:p>20.7207</text:p>
              </table:table-cell>
              <table:table-cell office:value-type="float" office:value="27.027">
                <text:p>27.02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.3333">
                <text:p>33.3333</text:p>
              </table:table-cell>
              <table:table-cell office:value-type="float" office:value="45.045">
                <text:p>45.0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1.3514">
                <text:p>51.3514</text:p>
              </table:table-cell>
              <table:table-cell office:value-type="float" office:value="57.6577">
                <text:p>57.657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2.8829">
                <text:p>82.8829</text:p>
              </table:table-cell>
              <table:table-cell office:value-type="float" office:value="67.5676">
                <text:p>67.56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5.5856">
                <text:p>85.585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erif'" style:font-style-name="Roman" style:font-family-generic="roman" fo:font-size="12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1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11pt" style:font-size-asian="9pt" style:font-size-complex="9pt"/>
    </style:style>
    <style:style style:name="ch6" style:family="chart">
      <style:chart-properties style:rotation-angle="90"/>
      <style:text-properties fo:font-family="'CMU Serif'" style:font-style-name="Roman" style:font-family-generic="roman" fo:font-size="11pt" style:font-size-asian="9pt" style:font-size-complex="9pt"/>
    </style:style>
    <style:style style:name="ch7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755cm" svg:height="8.358cm" xlink:href=".." xlink:type="simple" chart:class="chart:line" chart:style-name="ch1">
        <chart:subtitle svg:x="4.902cm" svg:y="0.533cm" chart:style-name="ch2">
          <text:p>(g)</text:p>
        </chart:subtitle>
        <chart:plot-area chart:style-name="ch3" table:cell-range-address="'Total Data'.A4:'Total Data'.A9 'Total Data'.A1:'Total Data'.A1 'Total Data'.H4:'Total Data'.H9 'Total Data'.A11:'Total Data'.A11 'Total Data'.H14:'Total Data'.H19" chart:data-source-has-labels="both" svg:x="0.705cm" svg:y="1.028cm" svg:width="7.682cm" svg:height="6.657cm">
          <chart:coordinate-region svg:x="1.803cm" svg:y="1.294cm" svg:width="6.476cm" svg:height="5.612cm"/>
          <chart:axis chart:dimension="x" chart:name="primary-x" chart:style-name="ch4" chartooo:axis-type="auto">
            <chartooo:date-scale/>
            <chart:title svg:x="2.279cm" svg:y="7.697cm" chart:style-name="ch5">
              <text:p>Number of collection vehicles</text:p>
            </chart:title>
            <chart:categories table:cell-range-address="'Total Data'.A4:'Total Data'.A9"/>
          </chart:axis>
          <chart:axis chart:dimension="y" chart:name="primary-y" chart:style-name="ch4">
            <chart:title svg:x="0.001cm" svg:y="6.054cm" chart:style-name="ch6">
              <text:p>Waste collected (KG)</text:p>
            </chart:title>
          </chart:axis>
          <chart:series chart:style-name="ch7" chart:values-cell-range-address="'Total Data'.H4:'Total Data'.H9" chart:label-cell-address="'Total Data'.A1:'Total Data'.A1" chart:class="chart:line">
            <chart:data-point chart:repeated="6"/>
          </chart:series>
          <chart:series chart:style-name="ch8" chart:values-cell-range-address="'Total Data'.H14:'Total Data'.H19" chart:label-cell-address="'Total Data'.A11:'Total Data'.A1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'Total Data'.A1:'Total Data'.A1</svg:desc>
                </draw:g>
              </table:table-cell>
              <table:table-cell office:value-type="string">
                <text:p>Dynamic</text:p>
                <draw:g>
                  <svg:desc>'Total Data'.A11:'Total Data'.A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otal Data'.A4:'Total Data'.A9</svg:desc>
                </draw:g>
              </table:table-cell>
              <table:table-cell office:value-type="float" office:value="999.333">
                <text:p>999.333</text:p>
                <draw:g>
                  <svg:desc>'Total Data'.H4:'Total Data'.H9</svg:desc>
                </draw:g>
              </table:table-cell>
              <table:table-cell office:value-type="float" office:value="999.94">
                <text:p>999.94</text:p>
                <draw:g>
                  <svg:desc>'Total Data'.H14:'Total Data'.H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998.096">
                <text:p>1998.096</text:p>
              </table:table-cell>
              <table:table-cell office:value-type="float" office:value="1984.23">
                <text:p>1984.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998.005">
                <text:p>2998.005</text:p>
              </table:table-cell>
              <table:table-cell office:value-type="float" office:value="2979.87">
                <text:p>2979.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996.424">
                <text:p>3996.424</text:p>
              </table:table-cell>
              <table:table-cell office:value-type="float" office:value="3977.46">
                <text:p>3977.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466.972">
                <text:p>4466.972</text:p>
              </table:table-cell>
              <table:table-cell office:value-type="float" office:value="4964.88">
                <text:p>4964.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466.972">
                <text:p>4466.972</text:p>
              </table:table-cell>
              <table:table-cell office:value-type="float" office:value="5179.85">
                <text:p>5179.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erif'" style:font-style-name="Roman" style:font-family-generic="roman" fo:font-size="12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1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11pt" style:font-size-asian="9pt" style:font-size-complex="9pt"/>
    </style:style>
    <style:style style:name="ch6" style:family="chart">
      <style:chart-properties style:rotation-angle="90"/>
      <style:text-properties fo:font-family="'CMU Serif'" style:font-style-name="Roman" style:font-family-generic="roman" fo:font-size="11pt" style:font-size-asian="9pt" style:font-size-complex="9pt"/>
    </style:style>
    <style:style style:name="ch7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755cm" svg:height="8.358cm" xlink:href=".." xlink:type="simple" chart:class="chart:line" chart:style-name="ch1">
        <chart:subtitle svg:x="4.903cm" svg:y="0.533cm" chart:style-name="ch2">
          <text:p>(h)</text:p>
        </chart:subtitle>
        <chart:plot-area chart:style-name="ch3" table:cell-range-address="'Total Data'.A4:'Total Data'.A9 'Total Data'.A1:'Total Data'.A1 'Total Data'.I4:'Total Data'.I9 'Total Data'.A11:'Total Data'.A11 'Total Data'.I14:'Total Data'.I19" chart:data-source-has-labels="both" svg:x="0.917cm" svg:y="1.028cm" svg:width="7.47cm" svg:height="6.657cm">
          <chart:coordinate-region svg:x="1.803cm" svg:y="1.294cm" svg:width="6.476cm" svg:height="5.612cm"/>
          <chart:axis chart:dimension="x" chart:name="primary-x" chart:style-name="ch4" chartooo:axis-type="auto">
            <chartooo:date-scale/>
            <chart:title svg:x="2.286cm" svg:y="7.672cm" chart:style-name="ch5">
              <text:p>Number of collection vehicles</text:p>
            </chart:title>
            <chart:categories table:cell-range-address="'Total Data'.A4:'Total Data'.A9"/>
          </chart:axis>
          <chart:axis chart:dimension="y" chart:name="primary-y" chart:style-name="ch4">
            <chart:title svg:x="0.001cm" svg:y="6.448cm" chart:style-name="ch6">
              <text:p>Distance travelled (Km)</text:p>
            </chart:title>
          </chart:axis>
          <chart:series chart:style-name="ch7" chart:values-cell-range-address="'Total Data'.I4:'Total Data'.I9" chart:label-cell-address="'Total Data'.A1:'Total Data'.A1" chart:class="chart:line">
            <chart:data-point chart:repeated="6"/>
          </chart:series>
          <chart:series chart:style-name="ch8" chart:values-cell-range-address="'Total Data'.I14:'Total Data'.I19" chart:label-cell-address="'Total Data'.A11:'Total Data'.A1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'Total Data'.A1:'Total Data'.A1</svg:desc>
                </draw:g>
              </table:table-cell>
              <table:table-cell office:value-type="string">
                <text:p>Dynamic</text:p>
                <draw:g>
                  <svg:desc>'Total Data'.A11:'Total Data'.A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otal Data'.A4:'Total Data'.A9</svg:desc>
                </draw:g>
              </table:table-cell>
              <table:table-cell office:value-type="float" office:value="107.935">
                <text:p>107.935</text:p>
                <draw:g>
                  <svg:desc>'Total Data'.I4:'Total Data'.I9</svg:desc>
                </draw:g>
              </table:table-cell>
              <table:table-cell office:value-type="float" office:value="59.22">
                <text:p>59.22</text:p>
                <draw:g>
                  <svg:desc>'Total Data'.I14:'Total Data'.I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79.9812">
                <text:p>179.9812</text:p>
              </table:table-cell>
              <table:table-cell office:value-type="float" office:value="119.51">
                <text:p>119.5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83.2705">
                <text:p>283.2705</text:p>
              </table:table-cell>
              <table:table-cell office:value-type="float" office:value="180.71">
                <text:p>180.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79.4674">
                <text:p>379.4674</text:p>
              </table:table-cell>
              <table:table-cell office:value-type="float" office:value="241.8">
                <text:p>241.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39.0417">
                <text:p>539.0417</text:p>
              </table:table-cell>
              <table:table-cell office:value-type="float" office:value="322.97">
                <text:p>322.9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39.0417">
                <text:p>539.0417</text:p>
              </table:table-cell>
              <table:table-cell office:value-type="float" office:value="373.26">
                <text:p>373.2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erif'" style:font-style-name="Roman" style:font-family-generic="roman" fo:font-size="12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1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11pt" style:font-size-asian="9pt" style:font-size-complex="9pt"/>
    </style:style>
    <style:style style:name="ch6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1pt" style:font-size-asian="10pt" style:font-size-complex="10pt"/>
    </style:style>
    <style:style style:name="ch7" style:family="chart">
      <style:chart-properties style:rotation-angle="90"/>
      <style:text-properties fo:font-family="'CMU Serif'" style:font-style-name="Roman" style:font-family-generic="roman" fo:font-size="11pt" style:font-size-asian="9pt" style:font-size-complex="9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755cm" svg:height="8.358cm" xlink:href=".." xlink:type="simple" chart:class="chart:line" chart:style-name="ch1">
        <chart:subtitle svg:x="4.902cm" svg:y="0.533cm" chart:style-name="ch2">
          <text:p>(i)</text:p>
        </chart:subtitle>
        <chart:plot-area chart:style-name="ch3" table:cell-range-address="'Total Data'.A4:'Total Data'.A9 'Total Data'.A1:'Total Data'.A1 'Total Data'.J4:'Total Data'.J9 'Total Data'.A11:'Total Data'.A11 'Total Data'.J14:'Total Data'.J19" chart:data-source-has-labels="both" svg:x="0.917cm" svg:y="1.029cm" svg:width="7.47cm" svg:height="6.656cm">
          <chart:coordinate-region svg:x="1.803cm" svg:y="1.294cm" svg:width="6.476cm" svg:height="5.612cm"/>
          <chart:axis chart:dimension="x" chart:name="primary-x" chart:style-name="ch4" chartooo:axis-type="auto">
            <chartooo:date-scale/>
            <chart:title svg:x="2.286cm" svg:y="7.672cm" chart:style-name="ch5">
              <text:p>Number of collection vehicles</text:p>
            </chart:title>
            <chart:categories table:cell-range-address="'Total Data'.A4:'Total Data'.A9"/>
          </chart:axis>
          <chart:axis chart:dimension="y" chart:name="primary-y" chart:style-name="ch6">
            <chart:title svg:x="0.001cm" svg:y="6.608cm" chart:style-name="ch7">
              <text:p>Bins collected percentage</text:p>
            </chart:title>
          </chart:axis>
          <chart:series chart:style-name="ch8" chart:values-cell-range-address="'Total Data'.J4:'Total Data'.J9" chart:label-cell-address="'Total Data'.A1:'Total Data'.A1" chart:class="chart:line">
            <chart:data-point chart:repeated="6"/>
          </chart:series>
          <chart:series chart:style-name="ch9" chart:values-cell-range-address="'Total Data'.J14:'Total Data'.J19" chart:label-cell-address="'Total Data'.A11:'Total Data'.A1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'Total Data'.A1:'Total Data'.A1</svg:desc>
                </draw:g>
              </table:table-cell>
              <table:table-cell office:value-type="string">
                <text:p>Dynamic</text:p>
                <draw:g>
                  <svg:desc>'Total Data'.A11:'Total Data'.A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otal Data'.A4:'Total Data'.A9</svg:desc>
                </draw:g>
              </table:table-cell>
              <table:table-cell office:value-type="float" office:value="13.8298">
                <text:p>13.8298</text:p>
                <draw:g>
                  <svg:desc>'Total Data'.J4:'Total Data'.J9</svg:desc>
                </draw:g>
              </table:table-cell>
              <table:table-cell office:value-type="float" office:value="14.8936">
                <text:p>14.8936</text:p>
                <draw:g>
                  <svg:desc>'Total Data'.J14:'Total Data'.J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6.5958">
                <text:p>26.5958</text:p>
              </table:table-cell>
              <table:table-cell office:value-type="float" office:value="35.1064">
                <text:p>35.106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3.617">
                <text:p>43.617</text:p>
              </table:table-cell>
              <table:table-cell office:value-type="float" office:value="44.6809">
                <text:p>44.680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9.1489">
                <text:p>69.1489</text:p>
              </table:table-cell>
              <table:table-cell office:value-type="float" office:value="68.0851">
                <text:p>68.085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82.9787">
                <text:p>82.978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